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47.06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43.99pt"/>
    </style:style>
    <style:style style:name="co5" style:family="table-column">
      <style:table-column-properties fo:break-before="auto" style:column-width="47.85pt"/>
    </style:style>
    <style:style style:name="co6" style:family="table-column">
      <style:table-column-properties fo:break-before="auto" style:column-width="36.26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4.76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33.96pt"/>
    </style:style>
    <style:style style:name="co12" style:family="table-column">
      <style:table-column-properties fo:break-before="auto" style:column-width="42.46pt"/>
    </style:style>
    <style:style style:name="co13" style:family="table-column">
      <style:table-column-properties fo:break-before="auto" style:column-width="32.4pt"/>
    </style:style>
    <style:style style:name="co14" style:family="table-column">
      <style:table-column-properties fo:break-before="auto" style:column-width="38.55pt"/>
    </style:style>
    <style:style style:name="co15" style:family="table-column">
      <style:table-column-properties fo:break-before="auto" style:column-width="48.61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fo:background-color="#c2e0ae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7" style:family="table-cell" style:parent-style-name="Default" style:data-style-name="N121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21">
      <style:table-cell-properties fo:border-bottom="0.06pt solid #000000" fo:border-left="0.06pt solid #000000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2" style:family="table-cell" style:parent-style-name="Default" style:data-style-name="N121">
      <style:table-cell-properties fo:border-bottom="none" fo:background-color="#dddddd" fo:border-left="none" fo:border-right="none" fo:border-top="0.06pt solid #000000"/>
    </style:style>
    <style:style style:name="ce23" style:family="table-cell" style:parent-style-name="Default" style:data-style-name="N121">
      <style:table-cell-properties fo:background-color="#dddddd"/>
    </style:style>
    <style:style style:name="ce24" style:family="table-cell" style:parent-style-name="Default" style:data-style-name="N121">
      <style:table-cell-properties fo:border-bottom="0.06pt solid #000000" fo:background-color="#dddddd" fo:border-left="none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27" style:family="table-cell" style:parent-style-name="Default" style:data-style-name="N121">
      <style:table-cell-properties fo:border-bottom="none" fo:background-color="#cccccc" fo:border-left="none" fo:border-right="none" fo:border-top="0.06pt solid #000000"/>
    </style:style>
    <style:style style:name="ce28" style:family="table-cell" style:parent-style-name="Default" style:data-style-name="N121">
      <style:table-cell-properties fo:background-color="#cccccc"/>
    </style:style>
    <style:style style:name="ce33" style:family="table-cell" style:parent-style-name="Default" style:data-style-name="N121">
      <style:table-cell-properties fo:border-bottom="none" fo:background-color="#fcd3c1" fo:border-left="none" fo:border-right="none" fo:border-top="0.06pt solid #000000"/>
    </style:style>
    <style:style style:name="ce34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35" style:family="table-cell" style:parent-style-name="Default" style:data-style-name="N121">
      <style:table-cell-properties fo:border-bottom="none" fo:background-color="#cccccc" fo:border-left="none" fo:border-right="0.06pt solid #000000" fo:border-top="none"/>
    </style:style>
    <style:style style:name="ce36" style:family="table-cell" style:parent-style-name="Default" style:data-style-name="N121">
      <style:table-cell-properties fo:border-bottom="none" fo:background-color="#fcd4d1" fo:border-left="none" fo:border-right="0.06pt solid #000000" fo:border-top="0.06pt solid #000000"/>
    </style:style>
    <style:style style:name="ce3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</style:style>
    <style:style style:name="ce38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42" style:family="table-cell" style:parent-style-name="Default" style:data-style-name="N121"/>
    <style:style style:name="ce43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47" style:family="table-cell" style:parent-style-name="Default">
      <style:table-cell-properties fo:border-bottom="none" fo:border-left="none" fo:border-right="none" fo:border-top="0.06pt solid #000000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60" style:family="table-cell" style:parent-style-name="Default" style:data-style-name="N121">
      <style:table-cell-properties fo:border-bottom="none" fo:background-color="#cccccc" fo:border-left="none" fo:border-right="0.06pt solid #000000" fo:border-top="0.06pt solid #000000"/>
    </style:style>
    <style:style style:name="ce61" style:family="table-cell" style:parent-style-name="Default" style:data-style-name="N121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start" fo:margin-left="0pt"/>
    </style:style>
    <style:style style:name="ce62" style:family="table-cell" style:parent-style-name="Default" style:data-style-name="N121">
      <style:table-cell-properties fo:background-color="#dddddd" style:text-align-source="fix" style:repeat-content="false"/>
      <style:paragraph-properties fo:text-align="start" fo:margin-left="0pt"/>
    </style:style>
    <style:style style:name="ce63" style:family="table-cell" style:parent-style-name="Default" style:data-style-name="N121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pt"/>
    </style:style>
    <style:style style:name="ce39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40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41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44" style:family="table-cell" style:parent-style-name="Default" style:data-style-name="N2">
      <style:table-cell-properties fo:border-bottom="none" fo:background-color="#dddddd" fo:border-left="none" fo:border-right="none" fo:border-top="0.06pt solid #000000"/>
    </style:style>
    <style:style style:name="ce45" style:family="table-cell" style:parent-style-name="Default" style:data-style-name="N2">
      <style:table-cell-properties fo:background-color="#dddddd"/>
    </style:style>
    <style:style style:name="ce46" style:family="table-cell" style:parent-style-name="Default" style:data-style-name="N2">
      <style:table-cell-properties fo:border-bottom="0.06pt solid #000000" fo:background-color="#dddddd" fo:border-left="none" fo:border-right="none" fo:border-top="none"/>
    </style:style>
    <style:style style:name="ce59" style:family="table-cell" style:parent-style-name="Default" style:data-style-name="N2">
      <style:table-cell-properties fo:border-bottom="none" fo:background-color="#cccccc" fo:border-left="none" fo:border-right="0.06pt solid #000000" fo:border-top="0.06pt solid #000000"/>
    </style:style>
    <style:style style:name="ce53" style:family="table-cell" style:parent-style-name="Default" style:data-style-name="N2">
      <style:table-cell-properties fo:border-bottom="none" fo:background-color="#cccccc" fo:border-left="none" fo:border-right="0.06pt solid #000000" fo:border-top="none"/>
    </style:style>
    <style:style style:name="ce54" style:family="table-cell" style:parent-style-name="Default" style:data-style-name="N2">
      <style:table-cell-properties fo:border-bottom="none" fo:background-color="#fcd4d1" fo:border-left="none" fo:border-right="0.06pt solid #000000" fo:border-top="0.06pt solid #000000"/>
    </style:style>
    <style:style style:name="ce55" style:family="table-cell" style:parent-style-name="Default" style:data-style-name="N2">
      <style:table-cell-properties fo:border-bottom="0.06pt solid #000000" fo:background-color="#cccccc" fo:border-left="none" fo:border-right="0.06pt solid #000000" fo:border-top="none"/>
    </style:style>
    <style:style style:name="ce2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0-densenet121-classification-report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ce23"/>
        <table:table-column table:style-name="co4" table:default-cell-style-name="ce35"/>
        <table:table-column table:style-name="co5" table:default-cell-style-name="ce18"/>
        <table:table-column table:style-name="co6" table:default-cell-style-name="ce23"/>
        <table:table-column table:style-name="co7" table:default-cell-style-name="ce35"/>
        <table:table-column table:style-name="co8" table:default-cell-style-name="ce18"/>
        <table:table-column table:style-name="co6" table:default-cell-style-name="ce23"/>
        <table:table-column table:style-name="co9" table:default-cell-style-name="ce35"/>
        <table:table-column table:style-name="co10" table:default-cell-style-name="ce18"/>
        <table:table-column table:style-name="co11" table:default-cell-style-name="ce23"/>
        <table:table-column table:style-name="co12" table:default-cell-style-name="ce35"/>
        <table:table-column table:style-name="co4" table:default-cell-style-name="ce18"/>
        <table:table-column table:style-name="co13" table:default-cell-style-name="ce23"/>
        <table:table-column table:style-name="co9" table:default-cell-style-name="ce35"/>
        <table:table-column table:style-name="co5" table:default-cell-style-name="ce18"/>
        <table:table-column table:style-name="co14" table:default-cell-style-name="ce23"/>
        <table:table-column table:style-name="co8" table:default-cell-style-name="ce35"/>
        <table:table-column table:style-name="co15" table:default-cell-style-name="ce18"/>
        <table:table-column table:style-name="co14" table:default-cell-style-name="ce23"/>
        <table:table-column table:style-name="co2" table:default-cell-style-name="ce35"/>
        <table:table-column table:style-name="co16" table:default-cell-style-name="Default"/>
        <table:table-row table:style-name="ro1">
          <table:table-cell/>
          <table:table-cell table:style-name="Default" table:number-columns-repeated="21"/>
          <table:table-cell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skip n = 0</text:p>
          </table:table-cell>
          <table:covered-table-cell table:style-name="ce20"/>
          <table:covered-table-cell table:style-name="ce25"/>
          <table:table-cell table:style-name="ce14" office:value-type="string" calcext:value-type="string" table:number-columns-spanned="3" table:number-rows-spanned="1">
            <text:p>skip n = 1</text:p>
          </table:table-cell>
          <table:covered-table-cell table:style-name="ce47"/>
          <table:covered-table-cell table:style-name="ce48"/>
          <table:table-cell table:style-name="ce14" office:value-type="string" calcext:value-type="string" table:number-columns-spanned="3" table:number-rows-spanned="1">
            <text:p>skip n = 2</text:p>
          </table:table-cell>
          <table:covered-table-cell table:style-name="ce47"/>
          <table:covered-table-cell table:style-name="ce48"/>
          <table:table-cell table:style-name="ce14" office:value-type="string" calcext:value-type="string" table:number-columns-spanned="3" table:number-rows-spanned="1">
            <text:p>skip n = 3</text:p>
          </table:table-cell>
          <table:covered-table-cell table:style-name="ce47"/>
          <table:covered-table-cell table:style-name="ce48"/>
          <table:table-cell table:style-name="ce14" office:value-type="string" calcext:value-type="string" table:number-columns-spanned="3" table:number-rows-spanned="1">
            <text:p>skip n = 4</text:p>
          </table:table-cell>
          <table:covered-table-cell table:style-name="ce47"/>
          <table:covered-table-cell table:style-name="ce48"/>
          <table:table-cell table:style-name="ce14" office:value-type="string" calcext:value-type="string" table:number-columns-spanned="3" table:number-rows-spanned="1">
            <text:p>skip n = 5</text:p>
          </table:table-cell>
          <table:covered-table-cell table:style-name="ce47"/>
          <table:covered-table-cell table:style-name="ce48"/>
          <table:table-cell table:style-name="ce14" office:value-type="string" calcext:value-type="string" table:number-columns-spanned="3" table:number-rows-spanned="1">
            <text:p>skip n = 6</text:p>
          </table:table-cell>
          <table:covered-table-cell table:style-name="ce47"/>
          <table:covered-table-cell table:style-name="ce48"/>
          <table:table-cell table:style-name="ce29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0"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no_plant</text:p>
          </table:table-cell>
          <table:table-cell table:style-name="ce17" office:value-type="float" office:value="0.946135012242043" calcext:value-type="float">
            <text:p>0.946</text:p>
          </table:table-cell>
          <table:table-cell table:style-name="ce22" office:value-type="float" office:value="0.943165969316597" calcext:value-type="float">
            <text:p>0.943</text:p>
          </table:table-cell>
          <table:table-cell table:style-name="ce27" office:value-type="float" office:value="0.944648157848786" calcext:value-type="float">
            <text:p>0.945</text:p>
          </table:table-cell>
          <table:table-cell table:style-name="ce38" office:value-type="float" office:value="0.947405329593268" calcext:value-type="float">
            <text:p>0.947</text:p>
          </table:table-cell>
          <table:table-cell table:style-name="ce22" office:value-type="float" office:value="0.942119944211994" calcext:value-type="float">
            <text:p>0.942</text:p>
          </table:table-cell>
          <table:table-cell table:style-name="ce27" office:value-type="float" office:value="0.944755244755245" calcext:value-type="float">
            <text:p>0.945</text:p>
          </table:table-cell>
          <table:table-cell table:style-name="ce17" office:value-type="float" office:value="0.93910925539318" calcext:value-type="float">
            <text:p>0.939</text:p>
          </table:table-cell>
          <table:table-cell table:style-name="ce22" office:value-type="float" office:value="0.941073919107392" calcext:value-type="float">
            <text:p>0.941</text:p>
          </table:table-cell>
          <table:table-cell table:style-name="ce60" office:value-type="float" office:value="0.940090560780216" calcext:value-type="float">
            <text:p>0.940</text:p>
          </table:table-cell>
          <table:table-cell table:style-name="ce17" office:value-type="float" office:value="0.945844302369312" calcext:value-type="float">
            <text:p>0.946</text:p>
          </table:table-cell>
          <table:table-cell table:style-name="ce22" office:value-type="float" office:value="0.876917712691771" calcext:value-type="float">
            <text:p>0.877</text:p>
          </table:table-cell>
          <table:table-cell table:style-name="ce60" office:value-type="float" office:value="0.910077799891442" calcext:value-type="float">
            <text:p>0.910</text:p>
          </table:table-cell>
          <table:table-cell table:style-name="ce17" office:value-type="float" office:value="0.928221288515406" calcext:value-type="float">
            <text:p>0.928</text:p>
          </table:table-cell>
          <table:table-cell table:style-name="ce22" office:value-type="float" office:value="0.924337517433752" calcext:value-type="float">
            <text:p>0.924</text:p>
          </table:table-cell>
          <table:table-cell table:style-name="ce60" office:value-type="float" office:value="0.926275331935709" calcext:value-type="float">
            <text:p>0.926</text:p>
          </table:table-cell>
          <table:table-cell table:style-name="ce17" office:value-type="float" office:value="0.932685385169186" calcext:value-type="float">
            <text:p>0.933</text:p>
          </table:table-cell>
          <table:table-cell table:style-name="ce61" office:value-type="float" office:value="0.903417015341702" calcext:value-type="float">
            <text:p>0.903</text:p>
          </table:table-cell>
          <table:table-cell table:style-name="ce60" office:value-type="float" office:value="0.917817924194119" calcext:value-type="float">
            <text:p>0.918</text:p>
          </table:table-cell>
          <table:table-cell table:style-name="ce39" office:value-type="float" office:value="0.883541867179981" calcext:value-type="float">
            <text:p>0.88</text:p>
          </table:table-cell>
          <table:table-cell table:style-name="ce44" office:value-type="float" office:value="0.960251046025105" calcext:value-type="float">
            <text:p>0.96</text:p>
          </table:table-cell>
          <table:table-cell table:style-name="ce59" office:value-type="float" office:value="0.920300751879699" calcext:value-type="float">
            <text:p>0.92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table:style-name="ce4" office:value-type="string" calcext:value-type="string">
            <text:p>plant</text:p>
          </table:table-cell>
          <table:table-cell office:value-type="float" office:value="0.851005484460695" calcext:value-type="float">
            <text:p>0.851</text:p>
          </table:table-cell>
          <table:table-cell office:value-type="float" office:value="0.858064516129032" calcext:value-type="float">
            <text:p>0.858</text:p>
          </table:table-cell>
          <table:table-cell table:style-name="ce28" office:value-type="float" office:value="0.854520422212024" calcext:value-type="float">
            <text:p>0.855</text:p>
          </table:table-cell>
          <table:table-cell table:style-name="ce42" office:value-type="float" office:value="0.849227974568574" calcext:value-type="float">
            <text:p>0.849</text:p>
          </table:table-cell>
          <table:table-cell office:value-type="float" office:value="0.861751152073733" calcext:value-type="float">
            <text:p>0.862</text:p>
          </table:table-cell>
          <table:table-cell table:style-name="ce28" office:value-type="float" office:value="0.85544373284538" calcext:value-type="float">
            <text:p>0.855</text:p>
          </table:table-cell>
          <table:table-cell office:value-type="float" office:value="0.843373493975904" calcext:value-type="float">
            <text:p>0.843</text:p>
          </table:table-cell>
          <table:table-cell office:value-type="float" office:value="0.838709677419355" calcext:value-type="float">
            <text:p>0.839</text:p>
          </table:table-cell>
          <table:table-cell office:value-type="float" office:value="0.841035120147874" calcext:value-type="float">
            <text:p>0.841</text:p>
          </table:table-cell>
          <table:table-cell office:value-type="float" office:value="0.727202472952087" calcext:value-type="float">
            <text:p>0.727</text:p>
          </table:table-cell>
          <table:table-cell office:value-type="float" office:value="0.867281105990783" calcext:value-type="float">
            <text:p>0.867</text:p>
          </table:table-cell>
          <table:table-cell office:value-type="float" office:value="0.791088692728037" calcext:value-type="float">
            <text:p>0.791</text:p>
          </table:table-cell>
          <table:table-cell office:value-type="float" office:value="0.802187784867821" calcext:value-type="float">
            <text:p>0.802</text:p>
          </table:table-cell>
          <table:table-cell office:value-type="float" office:value="0.811059907834101" calcext:value-type="float">
            <text:p>0.811</text:p>
          </table:table-cell>
          <table:table-cell office:value-type="float" office:value="0.80659945004583" calcext:value-type="float">
            <text:p>0.807</text:p>
          </table:table-cell>
          <table:table-cell office:value-type="float" office:value="0.764255319148936" calcext:value-type="float">
            <text:p>0.764</text:p>
          </table:table-cell>
          <table:table-cell table:style-name="ce62" office:value-type="float" office:value="0.827649769585253" calcext:value-type="float">
            <text:p>0.828</text:p>
          </table:table-cell>
          <table:table-cell office:value-type="float" office:value="0.794690265486726" calcext:value-type="float">
            <text:p>0.795</text:p>
          </table:table-cell>
          <table:table-cell table:style-name="ce40" office:value-type="float" office:value="0.863636363636364" calcext:value-type="float">
            <text:p>0.86</text:p>
          </table:table-cell>
          <table:table-cell table:style-name="ce45" office:value-type="float" office:value="0.665437788018433" calcext:value-type="float">
            <text:p>0.67</text:p>
          </table:table-cell>
          <table:table-cell table:style-name="ce53" office:value-type="float" office:value="0.751691827173347" calcext:value-type="float">
            <text:p>0.75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17"/>
          <table:table-cell table:style-name="ce22"/>
          <table:table-cell table:style-name="ce33" office:value-type="float" office:value="0.919807740956236" calcext:value-type="float">
            <text:p>0.920</text:p>
          </table:table-cell>
          <table:table-cell table:style-name="ce38"/>
          <table:table-cell table:style-name="ce22"/>
          <table:table-cell table:style-name="ce33" office:value-type="float" office:value="0.920060713382241" calcext:value-type="float">
            <text:p>0.920</text:p>
          </table:table-cell>
          <table:table-cell table:style-name="ce17"/>
          <table:table-cell table:style-name="ce22"/>
          <table:table-cell table:style-name="ce36" office:value-type="float" office:value="0.912977485454086" calcext:value-type="float">
            <text:p>0.913</text:p>
          </table:table-cell>
          <table:table-cell table:style-name="ce17"/>
          <table:table-cell table:style-name="ce22"/>
          <table:table-cell table:style-name="ce36" office:value-type="float" office:value="0.874272704275234" calcext:value-type="float">
            <text:p>0.874</text:p>
          </table:table-cell>
          <table:table-cell table:style-name="ce17"/>
          <table:table-cell table:style-name="ce22"/>
          <table:table-cell table:style-name="ce36" office:value-type="float" office:value="0.893245636225652" calcext:value-type="float">
            <text:p>0.893</text:p>
          </table:table-cell>
          <table:table-cell table:style-name="ce17"/>
          <table:table-cell table:style-name="ce61"/>
          <table:table-cell table:style-name="ce36" office:value-type="float" office:value="0.882620794333418" calcext:value-type="float">
            <text:p>0.883</text:p>
          </table:table-cell>
          <table:table-cell table:style-name="ce39"/>
          <table:table-cell table:style-name="ce44"/>
          <table:table-cell table:style-name="ce54" office:value-type="float" office:value="0.879332152795345" calcext:value-type="float">
            <text:p>0.88</text:p>
          </table:table-cell>
          <table:table-cell table:style-name="ce31"/>
        </table:table-row>
        <table:table-row table:style-name="ro1">
          <table:table-cell table:style-name="ce2" office:value-type="string" calcext:value-type="string">
            <text:p>global avg</text:p>
          </table:table-cell>
          <table:table-cell office:value-type="float" office:value="0.898570248351369" calcext:value-type="float">
            <text:p>0.899</text:p>
          </table:table-cell>
          <table:table-cell office:value-type="float" office:value="0.900615242722814" calcext:value-type="float">
            <text:p>0.901</text:p>
          </table:table-cell>
          <table:table-cell table:style-name="ce28" office:value-type="float" office:value="0.899584290030405" calcext:value-type="float">
            <text:p>0.900</text:p>
          </table:table-cell>
          <table:table-cell table:style-name="ce42" office:value-type="float" office:value="0.898316652080921" calcext:value-type="float">
            <text:p>0.898</text:p>
          </table:table-cell>
          <table:table-cell office:value-type="float" office:value="0.901935548142864" calcext:value-type="float">
            <text:p>0.902</text:p>
          </table:table-cell>
          <table:table-cell table:style-name="ce28" office:value-type="float" office:value="0.900099488800312" calcext:value-type="float">
            <text:p>0.900</text:p>
          </table:table-cell>
          <table:table-cell office:value-type="float" office:value="0.891241374684542" calcext:value-type="float">
            <text:p>0.891</text:p>
          </table:table-cell>
          <table:table-cell office:value-type="float" office:value="0.889891798263373" calcext:value-type="float">
            <text:p>0.890</text:p>
          </table:table-cell>
          <table:table-cell office:value-type="float" office:value="0.890562840464045" calcext:value-type="float">
            <text:p>0.891</text:p>
          </table:table-cell>
          <table:table-cell office:value-type="float" office:value="0.836523387660699" calcext:value-type="float">
            <text:p>0.837</text:p>
          </table:table-cell>
          <table:table-cell office:value-type="float" office:value="0.872099409341277" calcext:value-type="float">
            <text:p>0.872</text:p>
          </table:table-cell>
          <table:table-cell office:value-type="float" office:value="0.85058324630974" calcext:value-type="float">
            <text:p>0.851</text:p>
          </table:table-cell>
          <table:table-cell office:value-type="float" office:value="0.865204536691614" calcext:value-type="float">
            <text:p>0.865</text:p>
          </table:table-cell>
          <table:table-cell office:value-type="float" office:value="0.867698712633927" calcext:value-type="float">
            <text:p>0.868</text:p>
          </table:table-cell>
          <table:table-cell office:value-type="float" office:value="0.866437390990769" calcext:value-type="float">
            <text:p>0.866</text:p>
          </table:table-cell>
          <table:table-cell office:value-type="float" office:value="0.848470352159061" calcext:value-type="float">
            <text:p>0.848</text:p>
          </table:table-cell>
          <table:table-cell table:style-name="ce62" office:value-type="float" office:value="0.865533392463478" calcext:value-type="float">
            <text:p>0.866</text:p>
          </table:table-cell>
          <table:table-cell office:value-type="float" office:value="0.856254094840423" calcext:value-type="float">
            <text:p>0.856</text:p>
          </table:table-cell>
          <table:table-cell table:style-name="ce40" office:value-type="float" office:value="0.873589115408172" calcext:value-type="float">
            <text:p>0.87</text:p>
          </table:table-cell>
          <table:table-cell table:style-name="ce45" office:value-type="float" office:value="0.812844417021769" calcext:value-type="float">
            <text:p>0.81</text:p>
          </table:table-cell>
          <table:table-cell table:style-name="ce53" office:value-type="float" office:value="0.835996289526523" calcext:value-type="float">
            <text:p>0.84</text:p>
          </table:table-cell>
          <table:table-cell table:style-name="ce76" office:value-type="float" office:value="3953" calcext:value-type="float">
            <text:p>3953</text:p>
          </table:table-cell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19" office:value-type="float" office:value="0.920024327283084" calcext:value-type="float">
            <text:p>0.920</text:p>
          </table:table-cell>
          <table:table-cell table:style-name="ce24" office:value-type="float" office:value="0.919807740956236" calcext:value-type="float">
            <text:p>0.920</text:p>
          </table:table-cell>
          <table:table-cell table:style-name="ce34" office:value-type="float" office:value="0.919910340199941" calcext:value-type="float">
            <text:p>0.920</text:p>
          </table:table-cell>
          <table:table-cell table:style-name="ce43" office:value-type="float" office:value="0.920458092001112" calcext:value-type="float">
            <text:p>0.920</text:p>
          </table:table-cell>
          <table:table-cell table:style-name="ce24" office:value-type="float" office:value="0.920060713382241" calcext:value-type="float">
            <text:p>0.920</text:p>
          </table:table-cell>
          <table:table-cell table:style-name="ce34" office:value-type="float" office:value="0.920241460180946" calcext:value-type="float">
            <text:p>0.920</text:p>
          </table:table-cell>
          <table:table-cell table:style-name="ce19" office:value-type="float" office:value="0.912832174407158" calcext:value-type="float">
            <text:p>0.913</text:p>
          </table:table-cell>
          <table:table-cell table:style-name="ce24" office:value-type="float" office:value="0.912977485454086" calcext:value-type="float">
            <text:p>0.913</text:p>
          </table:table-cell>
          <table:table-cell table:style-name="ce37" office:value-type="float" office:value="0.912902310568708" calcext:value-type="float">
            <text:p>0.913</text:p>
          </table:table-cell>
          <table:table-cell table:style-name="ce19" office:value-type="float" office:value="0.885832568264154" calcext:value-type="float">
            <text:p>0.886</text:p>
          </table:table-cell>
          <table:table-cell table:style-name="ce24" office:value-type="float" office:value="0.874272704275234" calcext:value-type="float">
            <text:p>0.874</text:p>
          </table:table-cell>
          <table:table-cell table:style-name="ce37" office:value-type="float" office:value="0.877418254919953" calcext:value-type="float">
            <text:p>0.877</text:p>
          </table:table-cell>
          <table:table-cell table:style-name="ce19" office:value-type="float" office:value="0.89362823223976" calcext:value-type="float">
            <text:p>0.894</text:p>
          </table:table-cell>
          <table:table-cell table:style-name="ce24" office:value-type="float" office:value="0.893245636225652" calcext:value-type="float">
            <text:p>0.893</text:p>
          </table:table-cell>
          <table:table-cell table:style-name="ce37" office:value-type="float" office:value="0.893427284414708" calcext:value-type="float">
            <text:p>0.893</text:p>
          </table:table-cell>
          <table:table-cell table:style-name="ce19" office:value-type="float" office:value="0.886455528950626" calcext:value-type="float">
            <text:p>0.886</text:p>
          </table:table-cell>
          <table:table-cell table:style-name="ce63" office:value-type="float" office:value="0.882620794333418" calcext:value-type="float">
            <text:p>0.883</text:p>
          </table:table-cell>
          <table:table-cell table:style-name="ce37" office:value-type="float" office:value="0.884022449947339" calcext:value-type="float">
            <text:p>0.884</text:p>
          </table:table-cell>
          <table:table-cell table:style-name="ce41" office:value-type="float" office:value="0.878078302458295" calcext:value-type="float">
            <text:p>0.88</text:p>
          </table:table-cell>
          <table:table-cell table:style-name="ce46" office:value-type="float" office:value="0.879332152795345" calcext:value-type="float">
            <text:p>0.88</text:p>
          </table:table-cell>
          <table:table-cell table:style-name="ce55" office:value-type="float" office:value="0.874021803408565" calcext:value-type="float">
            <text:p>0.87</text:p>
          </table:table-cell>
          <table:table-cell table:style-name="ce32" office:value-type="float" office:value="3953" calcext:value-type="float">
            <text:p>3953</text:p>
          </table:table-cell>
        </table:table-row>
        <table:table-row table:style-name="ro1">
          <table:table-cell/>
          <table:table-cell table:style-name="Default" table:number-columns-repeated="5"/>
          <table:table-cell table:style-name="Default" table:formula="of:=[.G6]-[.D6]" office:value-type="float" office:value="0.000252972426004971" calcext:value-type="float">
            <text:p>0.000252972426005</text:p>
          </table:table-cell>
          <table:table-cell table:style-name="Default" table:number-columns-repeated="8"/>
          <table:table-cell table:style-name="Default" table:formula="of:=[.P6]-[.D6]" office:value-type="float" office:value="-0.026562104730584" calcext:value-type="float">
            <text:p>-0.026562104730584</text:p>
          </table:table-cell>
          <table:table-cell table:style-name="Default" table:number-columns-repeated="5"/>
          <table:table-cell table:style-name="Default" table:formula="of:=[.V6]-[.D6]" office:value-type="float" office:value="-0.040475588160891" calcext:value-type="float">
            <text:p>-0.040475588160891</text:p>
          </table:table-cell>
          <table:table-cell/>
        </table:table-row>
        <table:table-row table:style-name="ro1" table:number-rows-repeated="4">
          <table:table-cell/>
          <table:table-cell table:style-name="Default" table:number-columns-repeated="21"/>
          <table:table-cell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skip n = 0</text:p>
          </table:table-cell>
          <table:covered-table-cell table:style-name="ce20"/>
          <table:covered-table-cell table:style-name="ce25"/>
          <table:table-cell table:style-name="ce14" office:value-type="string" calcext:value-type="string" table:number-columns-spanned="3" table:number-rows-spanned="1">
            <text:p>skip n = 1</text:p>
          </table:table-cell>
          <table:covered-table-cell table:style-name="ce47"/>
          <table:covered-table-cell table:style-name="ce48"/>
          <table:table-cell table:style-name="ce14" office:value-type="string" calcext:value-type="string" table:number-columns-spanned="3" table:number-rows-spanned="1">
            <text:p>skip n = 2</text:p>
          </table:table-cell>
          <table:covered-table-cell table:style-name="ce47"/>
          <table:covered-table-cell table:style-name="ce48"/>
          <table:table-cell table:style-name="ce14" office:value-type="string" calcext:value-type="string" table:number-columns-spanned="3" table:number-rows-spanned="1">
            <text:p>skip n = 3</text:p>
          </table:table-cell>
          <table:covered-table-cell table:style-name="ce47"/>
          <table:covered-table-cell table:style-name="ce48"/>
          <table:table-cell table:style-name="ce14" office:value-type="string" calcext:value-type="string" table:number-columns-spanned="3" table:number-rows-spanned="1">
            <text:p>skip n = 4</text:p>
          </table:table-cell>
          <table:covered-table-cell table:style-name="ce47"/>
          <table:covered-table-cell table:style-name="ce48"/>
          <table:table-cell table:style-name="ce14" office:value-type="string" calcext:value-type="string" table:number-columns-spanned="3" table:number-rows-spanned="1">
            <text:p>skip n = 5</text:p>
          </table:table-cell>
          <table:covered-table-cell table:style-name="ce47"/>
          <table:covered-table-cell table:style-name="ce48"/>
          <table:table-cell table:style-name="ce14" office:value-type="string" calcext:value-type="string" table:number-columns-spanned="3" table:number-rows-spanned="1">
            <text:p>skip n = 6</text:p>
          </table:table-cell>
          <table:covered-table-cell table:style-name="ce47"/>
          <table:covered-table-cell table:style-name="ce48"/>
          <table:table-cell table:style-name="ce31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2" office:value-type="string" calcext:value-type="string">
            <text:p>support</text:p>
          </table:table-cell>
        </table:table-row>
        <table:table-row table:style-name="ro1">
          <table:table-cell table:style-name="ce4" office:value-type="string" calcext:value-type="string">
            <text:p>Tulipa gesneriana</text:p>
          </table:table-cell>
          <table:table-cell office:value-type="float" office:value="0.851851851851852" calcext:value-type="float">
            <text:p>0.852</text:p>
          </table:table-cell>
          <table:table-cell office:value-type="float" office:value="0.910891089108911" calcext:value-type="float">
            <text:p>0.911</text:p>
          </table:table-cell>
          <table:table-cell office:value-type="float" office:value="0.880382775119617" calcext:value-type="float">
            <text:p>0.880</text:p>
          </table:table-cell>
          <table:table-cell office:value-type="float" office:value="0.796610169491525" calcext:value-type="float">
            <text:p>0.797</text:p>
          </table:table-cell>
          <table:table-cell office:value-type="float" office:value="0.930693069306931" calcext:value-type="float">
            <text:p>0.931</text:p>
          </table:table-cell>
          <table:table-cell office:value-type="float" office:value="0.858447488584475" calcext:value-type="float">
            <text:p>0.858</text:p>
          </table:table-cell>
          <table:table-cell table:style-name="ce17" office:value-type="float" office:value="0.846153846153846" calcext:value-type="float">
            <text:p>0.846</text:p>
          </table:table-cell>
          <table:table-cell table:style-name="ce22" office:value-type="float" office:value="0.871287128712871" calcext:value-type="float">
            <text:p>0.871</text:p>
          </table:table-cell>
          <table:table-cell table:style-name="ce60" office:value-type="float" office:value="0.858536585365854" calcext:value-type="float">
            <text:p>0.859</text:p>
          </table:table-cell>
          <table:table-cell table:style-name="ce17" office:value-type="float" office:value="0.883495145631068" calcext:value-type="float">
            <text:p>0.883</text:p>
          </table:table-cell>
          <table:table-cell table:style-name="ce22" office:value-type="float" office:value="0.900990099009901" calcext:value-type="float">
            <text:p>0.901</text:p>
          </table:table-cell>
          <table:table-cell table:style-name="ce60" office:value-type="float" office:value="0.892156862745098" calcext:value-type="float">
            <text:p>0.892</text:p>
          </table:table-cell>
          <table:table-cell table:style-name="ce17" office:value-type="float" office:value="0.847619047619048" calcext:value-type="float">
            <text:p>0.848</text:p>
          </table:table-cell>
          <table:table-cell table:style-name="ce22" office:value-type="float" office:value="0.881188118811881" calcext:value-type="float">
            <text:p>0.881</text:p>
          </table:table-cell>
          <table:table-cell table:style-name="ce60" office:value-type="float" office:value="0.864077669902913" calcext:value-type="float">
            <text:p>0.864</text:p>
          </table:table-cell>
          <table:table-cell table:style-name="ce17" office:value-type="float" office:value="0.825688073394495" calcext:value-type="float">
            <text:p>0.826</text:p>
          </table:table-cell>
          <table:table-cell table:style-name="ce22" office:value-type="float" office:value="0.891089108910891" calcext:value-type="float">
            <text:p>0.891</text:p>
          </table:table-cell>
          <table:table-cell table:style-name="ce60" office:value-type="float" office:value="0.857142857142857" calcext:value-type="float">
            <text:p>0.857</text:p>
          </table:table-cell>
          <table:table-cell table:style-name="ce17" office:value-type="float" office:value="0.964912280701754" calcext:value-type="float">
            <text:p>0.965</text:p>
          </table:table-cell>
          <table:table-cell table:style-name="ce22" office:value-type="float" office:value="0.544554455445545" calcext:value-type="float">
            <text:p>0.545</text:p>
          </table:table-cell>
          <table:table-cell table:style-name="ce60" office:value-type="float" office:value="0.69620253164557" calcext:value-type="float">
            <text:p>0.69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angiosperm</text:p>
          </table:table-cell>
          <table:table-cell office:value-type="float" office:value="0.352941176470588" calcext:value-type="float">
            <text:p>0.353</text:p>
          </table:table-cell>
          <table:table-cell office:value-type="float" office:value="0.297029702970297" calcext:value-type="float">
            <text:p>0.297</text:p>
          </table:table-cell>
          <table:table-cell office:value-type="float" office:value="0.32258064516129" calcext:value-type="float">
            <text:p>0.323</text:p>
          </table:table-cell>
          <table:table-cell office:value-type="float" office:value="0.364583333333333" calcext:value-type="float">
            <text:p>0.365</text:p>
          </table:table-cell>
          <table:table-cell office:value-type="float" office:value="0.346534653465346" calcext:value-type="float">
            <text:p>0.347</text:p>
          </table:table-cell>
          <table:table-cell office:value-type="float" office:value="0.355329949238579" calcext:value-type="float">
            <text:p>0.355</text:p>
          </table:table-cell>
          <table:table-cell office:value-type="float" office:value="0.299319727891156" calcext:value-type="float">
            <text:p>0.299</text:p>
          </table:table-cell>
          <table:table-cell office:value-type="float" office:value="0.435643564356436" calcext:value-type="float">
            <text:p>0.436</text:p>
          </table:table-cell>
          <table:table-cell office:value-type="float" office:value="0.354838709677419" calcext:value-type="float">
            <text:p>0.355</text:p>
          </table:table-cell>
          <table:table-cell office:value-type="float" office:value="0.315315315315315" calcext:value-type="float">
            <text:p>0.315</text:p>
          </table:table-cell>
          <table:table-cell office:value-type="float" office:value="0.346534653465346" calcext:value-type="float">
            <text:p>0.347</text:p>
          </table:table-cell>
          <table:table-cell office:value-type="float" office:value="0.330188679245283" calcext:value-type="float">
            <text:p>0.330</text:p>
          </table:table-cell>
          <table:table-cell office:value-type="float" office:value="0.309859154929577" calcext:value-type="float">
            <text:p>0.310</text:p>
          </table:table-cell>
          <table:table-cell office:value-type="float" office:value="0.217821782178218" calcext:value-type="float">
            <text:p>0.218</text:p>
          </table:table-cell>
          <table:table-cell office:value-type="float" office:value="0.255813953488372" calcext:value-type="float">
            <text:p>0.256</text:p>
          </table:table-cell>
          <table:table-cell office:value-type="float" office:value="0.292682926829268" calcext:value-type="float">
            <text:p>0.293</text:p>
          </table:table-cell>
          <table:table-cell office:value-type="float" office:value="0.118811881188119" calcext:value-type="float">
            <text:p>0.119</text:p>
          </table:table-cell>
          <table:table-cell office:value-type="float" office:value="0.169014084507042" calcext:value-type="float">
            <text:p>0.169</text:p>
          </table:table-cell>
          <table:table-cell office:value-type="float" office:value="0.380952380952381" calcext:value-type="float">
            <text:p>0.381</text:p>
          </table:table-cell>
          <table:table-cell office:value-type="float" office:value="0.0792079207920792" calcext:value-type="float">
            <text:p>0.079</text:p>
          </table:table-cell>
          <table:table-cell office:value-type="float" office:value="0.131147540983607" calcext:value-type="float">
            <text:p>0.13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aster</text:p>
          </table:table-cell>
          <table:table-cell table:number-columns-repeated="2" office:value-type="float" office:value="0.721649484536082" calcext:value-type="float">
            <text:p>0.722</text:p>
          </table:table-cell>
          <table:table-cell office:value-type="float" office:value="0.721649484536083" calcext:value-type="float">
            <text:p>0.722</text:p>
          </table:table-cell>
          <table:table-cell table:number-columns-repeated="6" office:value-type="float" office:value="0.711340206185567" calcext:value-type="float">
            <text:p>0.711</text:p>
          </table:table-cell>
          <table:table-cell office:value-type="float" office:value="0.560606060606061" calcext:value-type="float">
            <text:p>0.561</text:p>
          </table:table-cell>
          <table:table-cell office:value-type="float" office:value="0.762886597938144" calcext:value-type="float">
            <text:p>0.763</text:p>
          </table:table-cell>
          <table:table-cell office:value-type="float" office:value="0.646288209606987" calcext:value-type="float">
            <text:p>0.646</text:p>
          </table:table-cell>
          <table:table-cell office:value-type="float" office:value="0.572519083969466" calcext:value-type="float">
            <text:p>0.573</text:p>
          </table:table-cell>
          <table:table-cell office:value-type="float" office:value="0.77319587628866" calcext:value-type="float">
            <text:p>0.773</text:p>
          </table:table-cell>
          <table:table-cell office:value-type="float" office:value="0.657894736842105" calcext:value-type="float">
            <text:p>0.658</text:p>
          </table:table-cell>
          <table:table-cell office:value-type="float" office:value="0.445714285714286" calcext:value-type="float">
            <text:p>0.446</text:p>
          </table:table-cell>
          <table:table-cell office:value-type="float" office:value="0.804123711340206" calcext:value-type="float">
            <text:p>0.804</text:p>
          </table:table-cell>
          <table:table-cell office:value-type="float" office:value="0.573529411764706" calcext:value-type="float">
            <text:p>0.574</text:p>
          </table:table-cell>
          <table:table-cell office:value-type="float" office:value="0.796296296296296" calcext:value-type="float">
            <text:p>0.796</text:p>
          </table:table-cell>
          <table:table-cell office:value-type="float" office:value="0.443298969072165" calcext:value-type="float">
            <text:p>0.443</text:p>
          </table:table-cell>
          <table:table-cell office:value-type="float" office:value="0.56953642384106" calcext:value-type="float">
            <text:p>0.57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5" office:value-type="string" calcext:value-type="string">
            <text:p>beer</text:p>
          </table:table-cell>
          <table:table-cell office:value-type="float" office:value="0.648148148148148" calcext:value-type="float">
            <text:p>0.648</text:p>
          </table:table-cell>
          <table:table-cell office:value-type="float" office:value="0.693069306930693" calcext:value-type="float">
            <text:p>0.693</text:p>
          </table:table-cell>
          <table:table-cell office:value-type="float" office:value="0.669856459330144" calcext:value-type="float">
            <text:p>0.670</text:p>
          </table:table-cell>
          <table:table-cell office:value-type="float" office:value="0.614754098360656" calcext:value-type="float">
            <text:p>0.615</text:p>
          </table:table-cell>
          <table:table-cell office:value-type="float" office:value="0.742574257425743" calcext:value-type="float">
            <text:p>0.743</text:p>
          </table:table-cell>
          <table:table-cell office:value-type="float" office:value="0.672645739910314" calcext:value-type="float">
            <text:p>0.673</text:p>
          </table:table-cell>
          <table:table-cell office:value-type="float" office:value="0.688888888888889" calcext:value-type="float">
            <text:p>0.689</text:p>
          </table:table-cell>
          <table:table-cell office:value-type="float" office:value="0.613861386138614" calcext:value-type="float">
            <text:p>0.614</text:p>
          </table:table-cell>
          <table:table-cell office:value-type="float" office:value="0.649214659685864" calcext:value-type="float">
            <text:p>0.649</text:p>
          </table:table-cell>
          <table:table-cell office:value-type="float" office:value="0.712328767123288" calcext:value-type="float">
            <text:p>0.712</text:p>
          </table:table-cell>
          <table:table-cell office:value-type="float" office:value="0.514851485148515" calcext:value-type="float">
            <text:p>0.515</text:p>
          </table:table-cell>
          <table:table-cell office:value-type="float" office:value="0.597701149425287" calcext:value-type="float">
            <text:p>0.598</text:p>
          </table:table-cell>
          <table:table-cell office:value-type="float" office:value="0.60952380952381" calcext:value-type="float">
            <text:p>0.610</text:p>
          </table:table-cell>
          <table:table-cell office:value-type="float" office:value="0.633663366336634" calcext:value-type="float">
            <text:p>0.634</text:p>
          </table:table-cell>
          <table:table-cell office:value-type="float" office:value="0.621359223300971" calcext:value-type="float">
            <text:p>0.621</text:p>
          </table:table-cell>
          <table:table-cell office:value-type="float" office:value="0.591836734693878" calcext:value-type="float">
            <text:p>0.592</text:p>
          </table:table-cell>
          <table:table-cell office:value-type="float" office:value="0.574257425742574" calcext:value-type="float">
            <text:p>0.574</text:p>
          </table:table-cell>
          <table:table-cell office:value-type="float" office:value="0.582914572864322" calcext:value-type="float">
            <text:p>0.583</text:p>
          </table:table-cell>
          <table:table-cell office:value-type="float" office:value="0.652173913043478" calcext:value-type="float">
            <text:p>0.652</text:p>
          </table:table-cell>
          <table:table-cell office:value-type="float" office:value="0.445544554455446" calcext:value-type="float">
            <text:p>0.446</text:p>
          </table:table-cell>
          <table:table-cell office:value-type="float" office:value="0.529411764705882" calcext:value-type="float">
            <text:p>0.52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5" office:value-type="string" calcext:value-type="string">
            <text:p>bell pepper</text:p>
          </table:table-cell>
          <table:table-cell office:value-type="float" office:value="0.730337078651685" calcext:value-type="float">
            <text:p>0.730</text:p>
          </table:table-cell>
          <table:table-cell office:value-type="float" office:value="0.698924731182796" calcext:value-type="float">
            <text:p>0.699</text:p>
          </table:table-cell>
          <table:table-cell office:value-type="float" office:value="0.714285714285714" calcext:value-type="float">
            <text:p>0.714</text:p>
          </table:table-cell>
          <table:table-cell office:value-type="float" office:value="0.704545454545455" calcext:value-type="float">
            <text:p>0.705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685082872928177" calcext:value-type="float">
            <text:p>0.685</text:p>
          </table:table-cell>
          <table:table-cell office:value-type="float" office:value="0.852459016393443" calcext:value-type="float">
            <text:p>0.852</text:p>
          </table:table-cell>
          <table:table-cell office:value-type="float" office:value="0.559139784946237" calcext:value-type="float">
            <text:p>0.559</text:p>
          </table:table-cell>
          <table:table-cell office:value-type="float" office:value="0.675324675324675" calcext:value-type="float">
            <text:p>0.675</text:p>
          </table:table-cell>
          <table:table-cell office:value-type="float" office:value="0.814814814814815" calcext:value-type="float">
            <text:p>0.815</text:p>
          </table:table-cell>
          <table:table-cell office:value-type="float" office:value="0.473118279569893" calcext:value-type="float">
            <text:p>0.473</text:p>
          </table:table-cell>
          <table:table-cell office:value-type="float" office:value="0.598639455782313" calcext:value-type="float">
            <text:p>0.599</text:p>
          </table:table-cell>
          <table:table-cell office:value-type="float" office:value="0.733333333333333" calcext:value-type="float">
            <text:p>0.733</text:p>
          </table:table-cell>
          <table:table-cell office:value-type="float" office:value="0.354838709677419" calcext:value-type="float">
            <text:p>0.355</text:p>
          </table:table-cell>
          <table:table-cell office:value-type="float" office:value="0.478260869565217" calcext:value-type="float">
            <text:p>0.478</text:p>
          </table:table-cell>
          <table:table-cell office:value-type="float" office:value="0.662337662337662" calcext:value-type="float">
            <text:p>0.662</text:p>
          </table:table-cell>
          <table:table-cell office:value-type="float" office:value="0.548387096774194" calcext:value-type="float">
            <text:p>0.548</text:p>
          </table:table-cell>
          <table:table-cell office:value-type="float" office:value="0.6" calcext:value-type="float">
            <text:p>0.600</text:p>
          </table:table-cell>
          <table:table-cell office:value-type="float" office:value="0.878048780487805" calcext:value-type="float">
            <text:p>0.878</text:p>
          </table:table-cell>
          <table:table-cell office:value-type="float" office:value="0.387096774193548" calcext:value-type="float">
            <text:p>0.387</text:p>
          </table:table-cell>
          <table:table-cell office:value-type="float" office:value="0.537313432835821" calcext:value-type="float">
            <text:p>0.53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5" office:value-type="string" calcext:value-type="string">
            <text:p>berry</text:p>
          </table:table-cell>
          <table:table-cell office:value-type="float" office:value="0.455555555555556" calcext:value-type="float">
            <text:p>0.456</text:p>
          </table:table-cell>
          <table:table-cell office:value-type="float" office:value="0.405940594059406" calcext:value-type="float">
            <text:p>0.406</text:p>
          </table:table-cell>
          <table:table-cell office:value-type="float" office:value="0.429319371727749" calcext:value-type="float">
            <text:p>0.429</text:p>
          </table:table-cell>
          <table:table-cell office:value-type="float" office:value="0.432989690721649" calcext:value-type="float">
            <text:p>0.433</text:p>
          </table:table-cell>
          <table:table-cell office:value-type="float" office:value="0.415841584158416" calcext:value-type="float">
            <text:p>0.416</text:p>
          </table:table-cell>
          <table:table-cell office:value-type="float" office:value="0.424242424242424" calcext:value-type="float">
            <text:p>0.424</text:p>
          </table:table-cell>
          <table:table-cell office:value-type="float" office:value="0.466666666666667" calcext:value-type="float">
            <text:p>0.467</text:p>
          </table:table-cell>
          <table:table-cell office:value-type="float" office:value="0.415841584158416" calcext:value-type="float">
            <text:p>0.416</text:p>
          </table:table-cell>
          <table:table-cell office:value-type="float" office:value="0.43979057591623" calcext:value-type="float">
            <text:p>0.440</text:p>
          </table:table-cell>
          <table:table-cell office:value-type="float" office:value="0.289308176100629" calcext:value-type="float">
            <text:p>0.289</text:p>
          </table:table-cell>
          <table:table-cell office:value-type="float" office:value="0.455445544554455" calcext:value-type="float">
            <text:p>0.455</text:p>
          </table:table-cell>
          <table:table-cell office:value-type="float" office:value="0.353846153846154" calcext:value-type="float">
            <text:p>0.354</text:p>
          </table:table-cell>
          <table:table-cell office:value-type="float" office:value="0.285714285714286" calcext:value-type="float">
            <text:p>0.286</text:p>
          </table:table-cell>
          <table:table-cell office:value-type="float" office:value="0.495049504950495" calcext:value-type="float">
            <text:p>0.495</text:p>
          </table:table-cell>
          <table:table-cell office:value-type="float" office:value="0.36231884057971" calcext:value-type="float">
            <text:p>0.362</text:p>
          </table:table-cell>
          <table:table-cell office:value-type="float" office:value="0.375" calcext:value-type="float">
            <text:p>0.375</text:p>
          </table:table-cell>
          <table:table-cell office:value-type="float" office:value="0.297029702970297" calcext:value-type="float">
            <text:p>0.297</text:p>
          </table:table-cell>
          <table:table-cell office:value-type="float" office:value="0.331491712707182" calcext:value-type="float">
            <text:p>0.331</text:p>
          </table:table-cell>
          <table:table-cell office:value-type="float" office:value="0.369565217391304" calcext:value-type="float">
            <text:p>0.370</text:p>
          </table:table-cell>
          <table:table-cell office:value-type="float" office:value="0.168316831683168" calcext:value-type="float">
            <text:p>0.168</text:p>
          </table:table-cell>
          <table:table-cell office:value-type="float" office:value="0.231292517006803" calcext:value-type="float">
            <text:p>0.23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abbage butterfly</text:p>
          </table:table-cell>
          <table:table-cell table:number-columns-repeated="3" office:value-type="float" office:value="0.774509803921569" calcext:value-type="float">
            <text:p>0.775</text:p>
          </table:table-cell>
          <table:table-cell office:value-type="float" office:value="0.730434782608696" calcext:value-type="float">
            <text:p>0.730</text:p>
          </table:table-cell>
          <table:table-cell office:value-type="float" office:value="0.823529411764706" calcext:value-type="float">
            <text:p>0.824</text:p>
          </table:table-cell>
          <table:table-cell office:value-type="float" office:value="0.774193548387097" calcext:value-type="float">
            <text:p>0.774</text:p>
          </table:table-cell>
          <table:table-cell table:number-columns-repeated="3" office:value-type="float" office:value="0.794117647058823" calcext:value-type="float">
            <text:p>0.794</text:p>
          </table:table-cell>
          <table:table-cell office:value-type="float" office:value="0.717948717948718" calcext:value-type="float">
            <text:p>0.718</text:p>
          </table:table-cell>
          <table:table-cell office:value-type="float" office:value="0.823529411764706" calcext:value-type="float">
            <text:p>0.824</text:p>
          </table:table-cell>
          <table:table-cell office:value-type="float" office:value="0.767123287671233" calcext:value-type="float">
            <text:p>0.767</text:p>
          </table:table-cell>
          <table:table-cell office:value-type="float" office:value="0.716814159292035" calcext:value-type="float">
            <text:p>0.717</text:p>
          </table:table-cell>
          <table:table-cell office:value-type="float" office:value="0.794117647058823" calcext:value-type="float">
            <text:p>0.794</text:p>
          </table:table-cell>
          <table:table-cell office:value-type="float" office:value="0.753488372093023" calcext:value-type="float">
            <text:p>0.753</text:p>
          </table:table-cell>
          <table:table-cell office:value-type="float" office:value="0.873239436619718" calcext:value-type="float">
            <text:p>0.873</text:p>
          </table:table-cell>
          <table:table-cell office:value-type="float" office:value="0.607843137254902" calcext:value-type="float">
            <text:p>0.608</text:p>
          </table:table-cell>
          <table:table-cell office:value-type="float" office:value="0.716763005780347" calcext:value-type="float">
            <text:p>0.717</text:p>
          </table:table-cell>
          <table:table-cell office:value-type="float" office:value="0.877551020408163" calcext:value-type="float">
            <text:p>0.878</text:p>
          </table:table-cell>
          <table:table-cell office:value-type="float" office:value="0.42156862745098" calcext:value-type="float">
            <text:p>0.422</text:p>
          </table:table-cell>
          <table:table-cell office:value-type="float" office:value="0.56953642384106" calcext:value-type="float">
            <text:p>0.57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aryatid</text:p>
          </table:table-cell>
          <table:table-cell office:value-type="float" office:value="0.903846153846154" calcext:value-type="float">
            <text:p>0.904</text:p>
          </table:table-cell>
          <table:table-cell office:value-type="float" office:value="0.930693069306931" calcext:value-type="float">
            <text:p>0.931</text:p>
          </table:table-cell>
          <table:table-cell office:value-type="float" office:value="0.917073170731707" calcext:value-type="float">
            <text:p>0.917</text:p>
          </table:table-cell>
          <table:table-cell office:value-type="float" office:value="0.919191919191919" calcext:value-type="float">
            <text:p>0.919</text:p>
          </table:table-cell>
          <table:table-cell office:value-type="float" office:value="0.900990099009901" calcext:value-type="float">
            <text:p>0.901</text:p>
          </table:table-cell>
          <table:table-cell office:value-type="float" office:value="0.91" calcext:value-type="float">
            <text:p>0.910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94059405940594" calcext:value-type="float">
            <text:p>0.941</text:p>
          </table:table-cell>
          <table:table-cell office:value-type="float" office:value="0.883720930232558" calcext:value-type="float">
            <text:p>0.884</text:p>
          </table:table-cell>
          <table:table-cell office:value-type="float" office:value="0.814159292035398" calcext:value-type="float">
            <text:p>0.814</text:p>
          </table:table-cell>
          <table:table-cell office:value-type="float" office:value="0.910891089108911" calcext:value-type="float">
            <text:p>0.911</text:p>
          </table:table-cell>
          <table:table-cell office:value-type="float" office:value="0.85981308411215" calcext:value-type="float">
            <text:p>0.860</text:p>
          </table:table-cell>
          <table:table-cell office:value-type="float" office:value="0.965116279069768" calcext:value-type="float">
            <text:p>0.965</text:p>
          </table:table-cell>
          <table:table-cell office:value-type="float" office:value="0.821782178217822" calcext:value-type="float">
            <text:p>0.822</text:p>
          </table:table-cell>
          <table:table-cell office:value-type="float" office:value="0.887700534759358" calcext:value-type="float">
            <text:p>0.888</text:p>
          </table:table-cell>
          <table:table-cell office:value-type="float" office:value="0.826923076923077" calcext:value-type="float">
            <text:p>0.827</text:p>
          </table:table-cell>
          <table:table-cell office:value-type="float" office:value="0.851485148514851" calcext:value-type="float">
            <text:p>0.851</text:p>
          </table:table-cell>
          <table:table-cell office:value-type="float" office:value="0.839024390243902" calcext:value-type="float">
            <text:p>0.839</text:p>
          </table:table-cell>
          <table:table-cell office:value-type="float" office:value="0.826086956521739" calcext:value-type="float">
            <text:p>0.826</text:p>
          </table:table-cell>
          <table:table-cell office:value-type="float" office:value="0.752475247524752" calcext:value-type="float">
            <text:p>0.752</text:p>
          </table:table-cell>
          <table:table-cell office:value-type="float" office:value="0.787564766839378" calcext:value-type="float">
            <text:p>0.7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hainlink fence</text:p>
          </table:table-cell>
          <table:table-cell office:value-type="float" office:value="0.752380952380952" calcext:value-type="float">
            <text:p>0.752</text:p>
          </table:table-cell>
          <table:table-cell office:value-type="float" office:value="0.774509803921569" calcext:value-type="float">
            <text:p>0.775</text:p>
          </table:table-cell>
          <table:table-cell office:value-type="float" office:value="0.763285024154589" calcext:value-type="float">
            <text:p>0.763</text:p>
          </table:table-cell>
          <table:table-cell office:value-type="float" office:value="0.641221374045801" calcext:value-type="float">
            <text:p>0.641</text:p>
          </table:table-cell>
          <table:table-cell office:value-type="float" office:value="0.823529411764706" calcext:value-type="float">
            <text:p>0.824</text:p>
          </table:table-cell>
          <table:table-cell office:value-type="float" office:value="0.721030042918455" calcext:value-type="float">
            <text:p>0.721</text:p>
          </table:table-cell>
          <table:table-cell office:value-type="float" office:value="0.517857142857143" calcext:value-type="float">
            <text:p>0.518</text:p>
          </table:table-cell>
          <table:table-cell office:value-type="float" office:value="0.852941176470588" calcext:value-type="float">
            <text:p>0.853</text:p>
          </table:table-cell>
          <table:table-cell office:value-type="float" office:value="0.644444444444444" calcext:value-type="float">
            <text:p>0.644</text:p>
          </table:table-cell>
          <table:table-cell office:value-type="float" office:value="0.831168831168831" calcext:value-type="float">
            <text:p>0.831</text:p>
          </table:table-cell>
          <table:table-cell office:value-type="float" office:value="0.627450980392157" calcext:value-type="float">
            <text:p>0.627</text:p>
          </table:table-cell>
          <table:table-cell office:value-type="float" office:value="0.715083798882682" calcext:value-type="float">
            <text:p>0.715</text:p>
          </table:table-cell>
          <table:table-cell office:value-type="float" office:value="0.730769230769231" calcext:value-type="float">
            <text:p>0.731</text:p>
          </table:table-cell>
          <table:table-cell office:value-type="float" office:value="0.745098039215686" calcext:value-type="float">
            <text:p>0.745</text:p>
          </table:table-cell>
          <table:table-cell office:value-type="float" office:value="0.737864077669903" calcext:value-type="float">
            <text:p>0.738</text:p>
          </table:table-cell>
          <table:table-cell office:value-type="float" office:value="0.794117647058823" calcext:value-type="float">
            <text:p>0.794</text:p>
          </table:table-cell>
          <table:table-cell office:value-type="float" office:value="0.529411764705882" calcext:value-type="float">
            <text:p>0.529</text:p>
          </table:table-cell>
          <table:table-cell office:value-type="float" office:value="0.635294117647059" calcext:value-type="float">
            <text:p>0.635</text:p>
          </table:table-cell>
          <table:table-cell office:value-type="float" office:value="0.251612903225806" calcext:value-type="float">
            <text:p>0.252</text:p>
          </table:table-cell>
          <table:table-cell office:value-type="float" office:value="0.764705882352941" calcext:value-type="float">
            <text:p>0.765</text:p>
          </table:table-cell>
          <table:table-cell office:value-type="float" office:value="0.378640776699029" calcext:value-type="float">
            <text:p>0.37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dishrag</text:p>
          </table:table-cell>
          <table:table-cell office:value-type="float" office:value="0.763636363636364" calcext:value-type="float">
            <text:p>0.764</text:p>
          </table:table-cell>
          <table:table-cell office:value-type="float" office:value="0.831683168316832" calcext:value-type="float">
            <text:p>0.832</text:p>
          </table:table-cell>
          <table:table-cell office:value-type="float" office:value="0.796208530805687" calcext:value-type="float">
            <text:p>0.796</text:p>
          </table:table-cell>
          <table:table-cell office:value-type="float" office:value="0.691666666666667" calcext:value-type="float">
            <text:p>0.692</text:p>
          </table:table-cell>
          <table:table-cell office:value-type="float" office:value="0.821782178217822" calcext:value-type="float">
            <text:p>0.822</text:p>
          </table:table-cell>
          <table:table-cell office:value-type="float" office:value="0.751131221719457" calcext:value-type="float">
            <text:p>0.751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831683168316832" calcext:value-type="float">
            <text:p>0.832</text:p>
          </table:table-cell>
          <table:table-cell office:value-type="float" office:value="0.844221105527638" calcext:value-type="float">
            <text:p>0.844</text:p>
          </table:table-cell>
          <table:table-cell office:value-type="float" office:value="0.78125" calcext:value-type="float">
            <text:p>0.781</text:p>
          </table:table-cell>
          <table:table-cell office:value-type="float" office:value="0.742574257425743" calcext:value-type="float">
            <text:p>0.743</text:p>
          </table:table-cell>
          <table:table-cell office:value-type="float" office:value="0.761421319796954" calcext:value-type="float">
            <text:p>0.761</text:p>
          </table:table-cell>
          <table:table-cell office:value-type="float" office:value="0.795454545454545" calcext:value-type="float">
            <text:p>0.795</text:p>
          </table:table-cell>
          <table:table-cell office:value-type="float" office:value="0.693069306930693" calcext:value-type="float">
            <text:p>0.693</text:p>
          </table:table-cell>
          <table:table-cell office:value-type="float" office:value="0.740740740740741" calcext:value-type="float">
            <text:p>0.741</text:p>
          </table:table-cell>
          <table:table-cell office:value-type="float" office:value="0.847058823529412" calcext:value-type="float">
            <text:p>0.847</text:p>
          </table:table-cell>
          <table:table-cell office:value-type="float" office:value="0.712871287128713" calcext:value-type="float">
            <text:p>0.713</text:p>
          </table:table-cell>
          <table:table-cell office:value-type="float" office:value="0.774193548387097" calcext:value-type="float">
            <text:p>0.774</text:p>
          </table:table-cell>
          <table:table-cell office:value-type="float" office:value="0.702702702702703" calcext:value-type="float">
            <text:p>0.703</text:p>
          </table:table-cell>
          <table:table-cell office:value-type="float" office:value="0.772277227722772" calcext:value-type="float">
            <text:p>0.772</text:p>
          </table:table-cell>
          <table:table-cell office:value-type="float" office:value="0.735849056603773" calcext:value-type="float">
            <text:p>0.73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oily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762376237623762" calcext:value-type="float">
            <text:p>0.762</text:p>
          </table:table-cell>
          <table:table-cell office:value-type="float" office:value="0.77" calcext:value-type="float">
            <text:p>0.770</text:p>
          </table:table-cell>
          <table:table-cell office:value-type="float" office:value="0.843373493975904" calcext:value-type="float">
            <text:p>0.843</text:p>
          </table:table-cell>
          <table:table-cell office:value-type="float" office:value="0.693069306930693" calcext:value-type="float">
            <text:p>0.693</text:p>
          </table:table-cell>
          <table:table-cell office:value-type="float" office:value="0.760869565217391" calcext:value-type="float">
            <text:p>0.761</text:p>
          </table:table-cell>
          <table:table-cell office:value-type="float" office:value="0.737864077669903" calcext:value-type="float">
            <text:p>0.738</text:p>
          </table:table-cell>
          <table:table-cell office:value-type="float" office:value="0.752475247524752" calcext:value-type="float">
            <text:p>0.752</text:p>
          </table:table-cell>
          <table:table-cell office:value-type="float" office:value="0.745098039215686" calcext:value-type="float">
            <text:p>0.745</text:p>
          </table:table-cell>
          <table:table-cell office:value-type="float" office:value="0.724770642201835" calcext:value-type="float">
            <text:p>0.725</text:p>
          </table:table-cell>
          <table:table-cell office:value-type="float" office:value="0.782178217821782" calcext:value-type="float">
            <text:p>0.782</text:p>
          </table:table-cell>
          <table:table-cell office:value-type="float" office:value="0.752380952380952" calcext:value-type="float">
            <text:p>0.752</text:p>
          </table:table-cell>
          <table:table-cell office:value-type="float" office:value="0.603174603174603" calcext:value-type="float">
            <text:p>0.603</text:p>
          </table:table-cell>
          <table:table-cell office:value-type="float" office:value="0.752475247524752" calcext:value-type="float">
            <text:p>0.752</text:p>
          </table:table-cell>
          <table:table-cell office:value-type="float" office:value="0.669603524229075" calcext:value-type="float">
            <text:p>0.670</text:p>
          </table:table-cell>
          <table:table-cell office:value-type="float" office:value="0.688679245283019" calcext:value-type="float">
            <text:p>0.689</text:p>
          </table:table-cell>
          <table:table-cell office:value-type="float" office:value="0.722772277227723" calcext:value-type="float">
            <text:p>0.723</text:p>
          </table:table-cell>
          <table:table-cell office:value-type="float" office:value="0.705314009661836" calcext:value-type="float">
            <text:p>0.705</text:p>
          </table:table-cell>
          <table:table-cell office:value-type="float" office:value="0.542253521126761" calcext:value-type="float">
            <text:p>0.542</text:p>
          </table:table-cell>
          <table:table-cell office:value-type="float" office:value="0.762376237623762" calcext:value-type="float">
            <text:p>0.762</text:p>
          </table:table-cell>
          <table:table-cell office:value-type="float" office:value="0.633744855967078" calcext:value-type="float">
            <text:p>0.63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 office:value-type="float" office:value="0.663157894736842" calcext:value-type="float">
            <text:p>0.663</text:p>
          </table:table-cell>
          <table:table-cell office:value-type="float" office:value="0.684782608695652" calcext:value-type="float">
            <text:p>0.685</text:p>
          </table:table-cell>
          <table:table-cell office:value-type="float" office:value="0.67379679144385" calcext:value-type="float">
            <text:p>0.674</text:p>
          </table:table-cell>
          <table:table-cell office:value-type="float" office:value="0.692307692307692" calcext:value-type="float">
            <text:p>0.692</text:p>
          </table:table-cell>
          <table:table-cell office:value-type="float" office:value="0.684782608695652" calcext:value-type="float">
            <text:p>0.685</text:p>
          </table:table-cell>
          <table:table-cell office:value-type="float" office:value="0.688524590163935" calcext:value-type="float">
            <text:p>0.689</text:p>
          </table:table-cell>
          <table:table-cell office:value-type="float" office:value="0.472972972972973" calcext:value-type="float">
            <text:p>0.473</text:p>
          </table:table-cell>
          <table:table-cell office:value-type="float" office:value="0.760869565217391" calcext:value-type="float">
            <text:p>0.761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489130434782609" calcext:value-type="float">
            <text:p>0.489</text:p>
          </table:table-cell>
          <table:table-cell office:value-type="float" office:value="0.616438356164384" calcext:value-type="float">
            <text:p>0.616</text:p>
          </table:table-cell>
          <table:table-cell office:value-type="float" office:value="0.73972602739726" calcext:value-type="float">
            <text:p>0.740</text:p>
          </table:table-cell>
          <table:table-cell office:value-type="float" office:value="0.58695652173913" calcext:value-type="float">
            <text:p>0.587</text:p>
          </table:table-cell>
          <table:table-cell office:value-type="float" office:value="0.654545454545455" calcext:value-type="float">
            <text:p>0.655</text:p>
          </table:table-cell>
          <table:table-cell office:value-type="float" office:value="0.64367816091954" calcext:value-type="float">
            <text:p>0.644</text:p>
          </table:table-cell>
          <table:table-cell office:value-type="float" office:value="0.608695652173913" calcext:value-type="float">
            <text:p>0.609</text:p>
          </table:table-cell>
          <table:table-cell office:value-type="float" office:value="0.625698324022346" calcext:value-type="float">
            <text:p>0.626</text:p>
          </table:table-cell>
          <table:table-cell office:value-type="float" office:value="0.279693486590038" calcext:value-type="float">
            <text:p>0.280</text:p>
          </table:table-cell>
          <table:table-cell office:value-type="float" office:value="0.793478260869565" calcext:value-type="float">
            <text:p>0.793</text:p>
          </table:table-cell>
          <table:table-cell office:value-type="float" office:value="0.413597733711048" calcext:value-type="float">
            <text:p>0.41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4" office:value-type="string" calcext:value-type="string">
            <text:p>floret</text:p>
          </table:table-cell>
          <table:table-cell office:value-type="float" office:value="0.273809523809524" calcext:value-type="float">
            <text:p>0.274</text:p>
          </table:table-cell>
          <table:table-cell office:value-type="float" office:value="0.227722772277228" calcext:value-type="float">
            <text:p>0.228</text:p>
          </table:table-cell>
          <table:table-cell office:value-type="float" office:value="0.248648648648649" calcext:value-type="float">
            <text:p>0.249</text:p>
          </table:table-cell>
          <table:table-cell office:value-type="float" office:value="0.267441860465116" calcext:value-type="float">
            <text:p>0.267</text:p>
          </table:table-cell>
          <table:table-cell office:value-type="float" office:value="0.227722772277228" calcext:value-type="float">
            <text:p>0.228</text:p>
          </table:table-cell>
          <table:table-cell office:value-type="float" office:value="0.245989304812834" calcext:value-type="float">
            <text:p>0.246</text:p>
          </table:table-cell>
          <table:table-cell office:value-type="float" office:value="0.235294117647059" calcext:value-type="float">
            <text:p>0.235</text:p>
          </table:table-cell>
          <table:table-cell office:value-type="float" office:value="0.118811881188119" calcext:value-type="float">
            <text:p>0.119</text:p>
          </table:table-cell>
          <table:table-cell office:value-type="float" office:value="0.157894736842105" calcext:value-type="float">
            <text:p>0.158</text:p>
          </table:table-cell>
          <table:table-cell office:value-type="float" office:value="0.306666666666667" calcext:value-type="float">
            <text:p>0.307</text:p>
          </table:table-cell>
          <table:table-cell office:value-type="float" office:value="0.227722772277228" calcext:value-type="float">
            <text:p>0.228</text:p>
          </table:table-cell>
          <table:table-cell office:value-type="float" office:value="0.261363636363636" calcext:value-type="float">
            <text:p>0.261</text:p>
          </table:table-cell>
          <table:table-cell office:value-type="float" office:value="0.217391304347826" calcext:value-type="float">
            <text:p>0.217</text:p>
          </table:table-cell>
          <table:table-cell office:value-type="float" office:value="0.148514851485149" calcext:value-type="float">
            <text:p>0.149</text:p>
          </table:table-cell>
          <table:table-cell office:value-type="float" office:value="0.176470588235294" calcext:value-type="float">
            <text:p>0.176</text:p>
          </table:table-cell>
          <table:table-cell office:value-type="float" office:value="0.225490196078431" calcext:value-type="float">
            <text:p>0.225</text:p>
          </table:table-cell>
          <table:table-cell office:value-type="float" office:value="0.227722772277228" calcext:value-type="float">
            <text:p>0.228</text:p>
          </table:table-cell>
          <table:table-cell office:value-type="float" office:value="0.226600985221675" calcext:value-type="float">
            <text:p>0.227</text:p>
          </table:table-cell>
          <table:table-cell office:value-type="float" office:value="0.323943661971831" calcext:value-type="float">
            <text:p>0.324</text:p>
          </table:table-cell>
          <table:table-cell office:value-type="float" office:value="0.227722772277228" calcext:value-type="float">
            <text:p>0.228</text:p>
          </table:table-cell>
          <table:table-cell office:value-type="float" office:value="0.267441860465116" calcext:value-type="float">
            <text:p>0.26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flower cluster</text:p>
          </table:table-cell>
          <table:table-cell table:number-columns-repeated="3" office:value-type="float" office:value="0.47" calcext:value-type="float">
            <text:p>0.470</text:p>
          </table:table-cell>
          <table:table-cell office:value-type="float" office:value="0.473118279569893" calcext:value-type="float">
            <text:p>0.473</text:p>
          </table:table-cell>
          <table:table-cell office:value-type="float" office:value="0.44" calcext:value-type="float">
            <text:p>0.440</text:p>
          </table:table-cell>
          <table:table-cell office:value-type="float" office:value="0.455958549222798" calcext:value-type="float">
            <text:p>0.456</text:p>
          </table:table-cell>
          <table:table-cell office:value-type="float" office:value="0.461538461538462" calcext:value-type="float">
            <text:p>0.462</text:p>
          </table:table-cell>
          <table:table-cell office:value-type="float" office:value="0.54" calcext:value-type="float">
            <text:p>0.540</text:p>
          </table:table-cell>
          <table:table-cell office:value-type="float" office:value="0.497695852534562" calcext:value-type="float">
            <text:p>0.498</text:p>
          </table:table-cell>
          <table:table-cell office:value-type="float" office:value="0.371212121212121" calcext:value-type="float">
            <text:p>0.371</text:p>
          </table:table-cell>
          <table:table-cell office:value-type="float" office:value="0.49" calcext:value-type="float">
            <text:p>0.490</text:p>
          </table:table-cell>
          <table:table-cell office:value-type="float" office:value="0.422413793103448" calcext:value-type="float">
            <text:p>0.422</text:p>
          </table:table-cell>
          <table:table-cell office:value-type="float" office:value="0.329032258064516" calcext:value-type="float">
            <text:p>0.329</text:p>
          </table:table-cell>
          <table:table-cell office:value-type="float" office:value="0.51" calcext:value-type="float">
            <text:p>0.510</text:p>
          </table:table-cell>
          <table:table-cell office:value-type="float" office:value="0.4" calcext:value-type="float">
            <text:p>0.400</text:p>
          </table:table-cell>
          <table:table-cell office:value-type="float" office:value="0.245901639344262" calcext:value-type="float">
            <text:p>0.246</text:p>
          </table:table-cell>
          <table:table-cell office:value-type="float" office:value="0.45" calcext:value-type="float">
            <text:p>0.450</text:p>
          </table:table-cell>
          <table:table-cell office:value-type="float" office:value="0.318021201413428" calcext:value-type="float">
            <text:p>0.318</text:p>
          </table:table-cell>
          <table:table-cell office:value-type="float" office:value="0.384615384615385" calcext:value-type="float">
            <text:p>0.385</text:p>
          </table:table-cell>
          <table:table-cell office:value-type="float" office:value="0.2" calcext:value-type="float">
            <text:p>0.200</text:p>
          </table:table-cell>
          <table:table-cell office:value-type="float" office:value="0.263157894736842" calcext:value-type="float">
            <text:p>0.2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gazania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823529411764706" calcext:value-type="float">
            <text:p>0.824</text:p>
          </table:table-cell>
          <table:table-cell office:value-type="float" office:value="0.828402366863905" calcext:value-type="float">
            <text:p>0.828</text:p>
          </table:table-cell>
          <table:table-cell office:value-type="float" office:value="0.848101265822785" calcext:value-type="float">
            <text:p>0.848</text:p>
          </table:table-cell>
          <table:table-cell office:value-type="float" office:value="0.788235294117647" calcext:value-type="float">
            <text:p>0.788</text:p>
          </table:table-cell>
          <table:table-cell office:value-type="float" office:value="0.817073170731707" calcext:value-type="float">
            <text:p>0.817</text:p>
          </table:table-cell>
          <table:table-cell office:value-type="float" office:value="0.8" calcext:value-type="float">
            <text:p>0.800</text:p>
          </table:table-cell>
          <table:table-cell office:value-type="float" office:value="0.847058823529412" calcext:value-type="float">
            <text:p>0.847</text:p>
          </table:table-cell>
          <table:table-cell office:value-type="float" office:value="0.822857142857143" calcext:value-type="float">
            <text:p>0.823</text:p>
          </table:table-cell>
          <table:table-cell office:value-type="float" office:value="0.91304347826087" calcext:value-type="float">
            <text:p>0.913</text:p>
          </table:table-cell>
          <table:table-cell office:value-type="float" office:value="0.741176470588235" calcext:value-type="float">
            <text:p>0.741</text:p>
          </table:table-cell>
          <table:table-cell office:value-type="float" office:value="0.818181818181818" calcext:value-type="float">
            <text:p>0.818</text:p>
          </table:table-cell>
          <table:table-cell office:value-type="float" office:value="0.851351351351351" calcext:value-type="float">
            <text:p>0.851</text:p>
          </table:table-cell>
          <table:table-cell office:value-type="float" office:value="0.741176470588235" calcext:value-type="float">
            <text:p>0.741</text:p>
          </table:table-cell>
          <table:table-cell office:value-type="float" office:value="0.792452830188679" calcext:value-type="float">
            <text:p>0.792</text:p>
          </table:table-cell>
          <table:table-cell office:value-type="float" office:value="0.757575757575758" calcext:value-type="float">
            <text:p>0.758</text:p>
          </table:table-cell>
          <table:table-cell office:value-type="float" office:value="0.882352941176471" calcext:value-type="float">
            <text:p>0.882</text:p>
          </table:table-cell>
          <table:table-cell office:value-type="float" office:value="0.815217391304348" calcext:value-type="float">
            <text:p>0.815</text:p>
          </table:table-cell>
          <table:table-cell office:value-type="float" office:value="0.547945205479452" calcext:value-type="float">
            <text:p>0.548</text:p>
          </table:table-cell>
          <table:table-cell office:value-type="float" office:value="0.941176470588235" calcext:value-type="float">
            <text:p>0.941</text:p>
          </table:table-cell>
          <table:table-cell office:value-type="float" office:value="0.692640692640693" calcext:value-type="float">
            <text:p>0.69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645833333333333" calcext:value-type="float">
            <text:p>0.646</text:p>
          </table:table-cell>
          <table:table-cell office:value-type="float" office:value="0.613861386138614" calcext:value-type="float">
            <text:p>0.614</text:p>
          </table:table-cell>
          <table:table-cell office:value-type="float" office:value="0.629441624365482" calcext:value-type="float">
            <text:p>0.629</text:p>
          </table:table-cell>
          <table:table-cell office:value-type="float" office:value="0.641304347826087" calcext:value-type="float">
            <text:p>0.641</text:p>
          </table:table-cell>
          <table:table-cell office:value-type="float" office:value="0.584158415841584" calcext:value-type="float">
            <text:p>0.584</text:p>
          </table:table-cell>
          <table:table-cell office:value-type="float" office:value="0.61139896373057" calcext:value-type="float">
            <text:p>0.611</text:p>
          </table:table-cell>
          <table:table-cell office:value-type="float" office:value="0.584269662921348" calcext:value-type="float">
            <text:p>0.584</text:p>
          </table:table-cell>
          <table:table-cell office:value-type="float" office:value="0.514851485148515" calcext:value-type="float">
            <text:p>0.515</text:p>
          </table:table-cell>
          <table:table-cell office:value-type="float" office:value="0.547368421052632" calcext:value-type="float">
            <text:p>0.547</text:p>
          </table:table-cell>
          <table:table-cell office:value-type="float" office:value="0.745762711864407" calcext:value-type="float">
            <text:p>0.746</text:p>
          </table:table-cell>
          <table:table-cell office:value-type="float" office:value="0.435643564356436" calcext:value-type="float">
            <text:p>0.436</text:p>
          </table:table-cell>
          <table:table-cell office:value-type="float" office:value="0.55" calcext:value-type="float">
            <text:p>0.550</text:p>
          </table:table-cell>
          <table:table-cell office:value-type="float" office:value="0.728813559322034" calcext:value-type="float">
            <text:p>0.729</text:p>
          </table:table-cell>
          <table:table-cell office:value-type="float" office:value="0.425742574257426" calcext:value-type="float">
            <text:p>0.426</text:p>
          </table:table-cell>
          <table:table-cell office:value-type="float" office:value="0.5375" calcext:value-type="float">
            <text:p>0.538</text:p>
          </table:table-cell>
          <table:table-cell office:value-type="float" office:value="0.923076923076923" calcext:value-type="float">
            <text:p>0.923</text:p>
          </table:table-cell>
          <table:table-cell office:value-type="float" office:value="0.118811881188119" calcext:value-type="float">
            <text:p>0.119</text:p>
          </table:table-cell>
          <table:table-cell office:value-type="float" office:value="0.210526315789474" calcext:value-type="float">
            <text:p>0.211</text:p>
          </table:table-cell>
          <table:table-cell office:value-type="float" office:value="0.8" calcext:value-type="float">
            <text:p>0.800</text:p>
          </table:table-cell>
          <table:table-cell office:value-type="float" office:value="0.0792079207920792" calcext:value-type="float">
            <text:p>0.079</text:p>
          </table:table-cell>
          <table:table-cell office:value-type="float" office:value="0.144144144144144" calcext:value-type="float">
            <text:p>0.1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gorse</text:p>
          </table:table-cell>
          <table:table-cell office:value-type="float" office:value="0.723214285714286" calcext:value-type="float">
            <text:p>0.723</text:p>
          </table:table-cell>
          <table:table-cell office:value-type="float" office:value="0.84375" calcext:value-type="float">
            <text:p>0.844</text:p>
          </table:table-cell>
          <table:table-cell office:value-type="float" office:value="0.778846153846154" calcext:value-type="float">
            <text:p>0.779</text:p>
          </table:table-cell>
          <table:table-cell office:value-type="float" office:value="0.77" calcext:value-type="float">
            <text:p>0.770</text:p>
          </table:table-cell>
          <table:table-cell office:value-type="float" office:value="0.802083333333333" calcext:value-type="float">
            <text:p>0.802</text:p>
          </table:table-cell>
          <table:table-cell office:value-type="float" office:value="0.785714285714286" calcext:value-type="float">
            <text:p>0.786</text:p>
          </table:table-cell>
          <table:table-cell office:value-type="float" office:value="0.75" calcext:value-type="float">
            <text:p>0.750</text:p>
          </table:table-cell>
          <table:table-cell office:value-type="float" office:value="0.78125" calcext:value-type="float">
            <text:p>0.781</text:p>
          </table:table-cell>
          <table:table-cell office:value-type="float" office:value="0.76530612244898" calcext:value-type="float">
            <text:p>0.765</text:p>
          </table:table-cell>
          <table:table-cell office:value-type="float" office:value="0.503030303030303" calcext:value-type="float">
            <text:p>0.503</text:p>
          </table:table-cell>
          <table:table-cell office:value-type="float" office:value="0.864583333333333" calcext:value-type="float">
            <text:p>0.865</text:p>
          </table:table-cell>
          <table:table-cell office:value-type="float" office:value="0.636015325670498" calcext:value-type="float">
            <text:p>0.636</text:p>
          </table:table-cell>
          <table:table-cell office:value-type="float" office:value="0.559440559440559" calcext:value-type="float">
            <text:p>0.559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669456066945607" calcext:value-type="float">
            <text:p>0.669</text:p>
          </table:table-cell>
          <table:table-cell office:value-type="float" office:value="0.358565737051793" calcext:value-type="float">
            <text:p>0.359</text:p>
          </table:table-cell>
          <table:table-cell office:value-type="float" office:value="0.9375" calcext:value-type="float">
            <text:p>0.938</text:p>
          </table:table-cell>
          <table:table-cell office:value-type="float" office:value="0.518731988472622" calcext:value-type="float">
            <text:p>0.519</text:p>
          </table:table-cell>
          <table:table-cell office:value-type="float" office:value="0.830985915492958" calcext:value-type="float">
            <text:p>0.831</text:p>
          </table:table-cell>
          <table:table-cell office:value-type="float" office:value="0.614583333333333" calcext:value-type="float">
            <text:p>0.615</text:p>
          </table:table-cell>
          <table:table-cell office:value-type="float" office:value="0.706586826347305" calcext:value-type="float">
            <text:p>0.70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4" office:value-type="string" calcext:value-type="string">
            <text:p>grape</text:p>
          </table:table-cell>
          <table:table-cell office:value-type="float" office:value="0.504672897196262" calcext:value-type="float">
            <text:p>0.505</text:p>
          </table:table-cell>
          <table:table-cell office:value-type="float" office:value="0.534653465346535" calcext:value-type="float">
            <text:p>0.535</text:p>
          </table:table-cell>
          <table:table-cell office:value-type="float" office:value="0.519230769230769" calcext:value-type="float">
            <text:p>0.519</text:p>
          </table:table-cell>
          <table:table-cell office:value-type="float" office:value="0.568181818181818" calcext:value-type="float">
            <text:p>0.568</text:p>
          </table:table-cell>
          <table:table-cell office:value-type="float" office:value="0.495049504950495" calcext:value-type="float">
            <text:p>0.495</text:p>
          </table:table-cell>
          <table:table-cell office:value-type="float" office:value="0.529100529100529" calcext:value-type="float">
            <text:p>0.529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475247524752475" calcext:value-type="float">
            <text:p>0.475</text:p>
          </table:table-cell>
          <table:table-cell office:value-type="float" office:value="0.518918918918919" calcext:value-type="float">
            <text:p>0.519</text:p>
          </table:table-cell>
          <table:table-cell office:value-type="float" office:value="0.223443223443223" calcext:value-type="float">
            <text:p>0.223</text:p>
          </table:table-cell>
          <table:table-cell office:value-type="float" office:value="0.603960396039604" calcext:value-type="float">
            <text:p>0.604</text:p>
          </table:table-cell>
          <table:table-cell office:value-type="float" office:value="0.32620320855615" calcext:value-type="float">
            <text:p>0.326</text:p>
          </table:table-cell>
          <table:table-cell office:value-type="float" office:value="0.438095238095238" calcext:value-type="float">
            <text:p>0.438</text:p>
          </table:table-cell>
          <table:table-cell office:value-type="float" office:value="0.455445544554455" calcext:value-type="float">
            <text:p>0.455</text:p>
          </table:table-cell>
          <table:table-cell office:value-type="float" office:value="0.446601941747573" calcext:value-type="float">
            <text:p>0.447</text:p>
          </table:table-cell>
          <table:table-cell office:value-type="float" office:value="0.5625" calcext:value-type="float">
            <text:p>0.563</text:p>
          </table:table-cell>
          <table:table-cell office:value-type="float" office:value="0.356435643564356" calcext:value-type="float">
            <text:p>0.356</text:p>
          </table:table-cell>
          <table:table-cell office:value-type="float" office:value="0.436363636363636" calcext:value-type="float">
            <text:p>0.436</text:p>
          </table:table-cell>
          <table:table-cell office:value-type="float" office:value="0.707317073170732" calcext:value-type="float">
            <text:p>0.707</text:p>
          </table:table-cell>
          <table:table-cell office:value-type="float" office:value="0.287128712871287" calcext:value-type="float">
            <text:p>0.287</text:p>
          </table:table-cell>
          <table:table-cell office:value-type="float" office:value="0.408450704225352" calcext:value-type="float">
            <text:p>0.40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hepatica</text:p>
          </table:table-cell>
          <table:table-cell office:value-type="float" office:value="0.765765765765766" calcext:value-type="float">
            <text:p>0.766</text:p>
          </table:table-cell>
          <table:table-cell office:value-type="float" office:value="0.841584158415841" calcext:value-type="float">
            <text:p>0.842</text:p>
          </table:table-cell>
          <table:table-cell office:value-type="float" office:value="0.80188679245283" calcext:value-type="float">
            <text:p>0.802</text:p>
          </table:table-cell>
          <table:table-cell office:value-type="float" office:value="0.735042735042735" calcext:value-type="float">
            <text:p>0.735</text:p>
          </table:table-cell>
          <table:table-cell office:value-type="float" office:value="0.851485148514851" calcext:value-type="float">
            <text:p>0.851</text:p>
          </table:table-cell>
          <table:table-cell office:value-type="float" office:value="0.788990825688073" calcext:value-type="float">
            <text:p>0.789</text:p>
          </table:table-cell>
          <table:table-cell office:value-type="float" office:value="0.752688172043011" calcext:value-type="float">
            <text:p>0.753</text:p>
          </table:table-cell>
          <table:table-cell office:value-type="float" office:value="0.693069306930693" calcext:value-type="float">
            <text:p>0.693</text:p>
          </table:table-cell>
          <table:table-cell office:value-type="float" office:value="0.721649484536082" calcext:value-type="float">
            <text:p>0.722</text:p>
          </table:table-cell>
          <table:table-cell office:value-type="float" office:value="0.835294117647059" calcext:value-type="float">
            <text:p>0.835</text:p>
          </table:table-cell>
          <table:table-cell office:value-type="float" office:value="0.702970297029703" calcext:value-type="float">
            <text:p>0.703</text:p>
          </table:table-cell>
          <table:table-cell office:value-type="float" office:value="0.763440860215054" calcext:value-type="float">
            <text:p>0.763</text:p>
          </table:table-cell>
          <table:table-cell office:value-type="float" office:value="0.75" calcext:value-type="float">
            <text:p>0.750</text:p>
          </table:table-cell>
          <table:table-cell office:value-type="float" office:value="0.742574257425743" calcext:value-type="float">
            <text:p>0.743</text:p>
          </table:table-cell>
          <table:table-cell office:value-type="float" office:value="0.746268656716418" calcext:value-type="float">
            <text:p>0.746</text:p>
          </table:table-cell>
          <table:table-cell office:value-type="float" office:value="0.836734693877551" calcext:value-type="float">
            <text:p>0.837</text:p>
          </table:table-cell>
          <table:table-cell office:value-type="float" office:value="0.405940594059406" calcext:value-type="float">
            <text:p>0.406</text:p>
          </table:table-cell>
          <table:table-cell office:value-type="float" office:value="0.546666666666667" calcext:value-type="float">
            <text:p>0.547</text:p>
          </table:table-cell>
          <table:table-cell office:value-type="float" office:value="0.795454545454545" calcext:value-type="float">
            <text:p>0.795</text:p>
          </table:table-cell>
          <table:table-cell office:value-type="float" office:value="0.693069306930693" calcext:value-type="float">
            <text:p>0.693</text:p>
          </table:table-cell>
          <table:table-cell office:value-type="float" office:value="0.740740740740741" calcext:value-type="float">
            <text:p>0.74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Jack-o-lantern</text:p>
          </table:table-cell>
          <table:table-cell table:number-columns-repeated="3" office:value-type="float" office:value="0.88" calcext:value-type="float">
            <text:p>0.880</text:p>
          </table:table-cell>
          <table:table-cell office:value-type="float" office:value="0.838095238095238" calcext:value-type="float">
            <text:p>0.838</text:p>
          </table:table-cell>
          <table:table-cell office:value-type="float" office:value="0.88" calcext:value-type="float">
            <text:p>0.880</text:p>
          </table:table-cell>
          <table:table-cell office:value-type="float" office:value="0.858536585365854" calcext:value-type="float">
            <text:p>0.859</text:p>
          </table:table-cell>
          <table:table-cell office:value-type="float" office:value="0.747899159663866" calcext:value-type="float">
            <text:p>0.748</text:p>
          </table:table-cell>
          <table:table-cell office:value-type="float" office:value="0.89" calcext:value-type="float">
            <text:p>0.890</text:p>
          </table:table-cell>
          <table:table-cell office:value-type="float" office:value="0.812785388127854" calcext:value-type="float">
            <text:p>0.813</text:p>
          </table:table-cell>
          <table:table-cell office:value-type="float" office:value="0.923076923076923" calcext:value-type="float">
            <text:p>0.923</text:p>
          </table:table-cell>
          <table:table-cell office:value-type="float" office:value="0.84" calcext:value-type="float">
            <text:p>0.840</text:p>
          </table:table-cell>
          <table:table-cell office:value-type="float" office:value="0.879581151832461" calcext:value-type="float">
            <text:p>0.880</text:p>
          </table:table-cell>
          <table:table-cell office:value-type="float" office:value="0.922222222222222" calcext:value-type="float">
            <text:p>0.922</text:p>
          </table:table-cell>
          <table:table-cell office:value-type="float" office:value="0.83" calcext:value-type="float">
            <text:p>0.830</text:p>
          </table:table-cell>
          <table:table-cell office:value-type="float" office:value="0.873684210526316" calcext:value-type="float">
            <text:p>0.874</text:p>
          </table:table-cell>
          <table:table-cell office:value-type="float" office:value="0.702290076335878" calcext:value-type="float">
            <text:p>0.702</text:p>
          </table:table-cell>
          <table:table-cell office:value-type="float" office:value="0.92" calcext:value-type="float">
            <text:p>0.920</text:p>
          </table:table-cell>
          <table:table-cell office:value-type="float" office:value="0.796536796536796" calcext:value-type="float">
            <text:p>0.797</text:p>
          </table:table-cell>
          <table:table-cell office:value-type="float" office:value="0.944444444444444" calcext:value-type="float">
            <text:p>0.944</text:p>
          </table:table-cell>
          <table:table-cell office:value-type="float" office:value="0.68" calcext:value-type="float">
            <text:p>0.680</text:p>
          </table:table-cell>
          <table:table-cell office:value-type="float" office:value="0.790697674418605" calcext:value-type="float">
            <text:p>0.7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unco</text:p>
          </table:table-cell>
          <table:table-cell office:value-type="float" office:value="0.844444444444444" calcext:value-type="float">
            <text:p>0.844</text:p>
          </table:table-cell>
          <table:table-cell office:value-type="float" office:value="0.752475247524752" calcext:value-type="float">
            <text:p>0.752</text:p>
          </table:table-cell>
          <table:table-cell office:value-type="float" office:value="0.795811518324607" calcext:value-type="float">
            <text:p>0.796</text:p>
          </table:table-cell>
          <table:table-cell office:value-type="float" office:value="0.824742268041237" calcext:value-type="float">
            <text:p>0.825</text:p>
          </table:table-cell>
          <table:table-cell office:value-type="float" office:value="0.792079207920792" calcext:value-type="float">
            <text:p>0.792</text:p>
          </table:table-cell>
          <table:table-cell office:value-type="float" office:value="0.808080808080808" calcext:value-type="float">
            <text:p>0.808</text:p>
          </table:table-cell>
          <table:table-cell office:value-type="float" office:value="0.851851851851852" calcext:value-type="float">
            <text:p>0.852</text:p>
          </table:table-cell>
          <table:table-cell office:value-type="float" office:value="0.683168316831683" calcext:value-type="float">
            <text:p>0.683</text:p>
          </table:table-cell>
          <table:table-cell office:value-type="float" office:value="0.758241758241758" calcext:value-type="float">
            <text:p>0.758</text:p>
          </table:table-cell>
          <table:table-cell office:value-type="float" office:value="0.853932584269663" calcext:value-type="float">
            <text:p>0.854</text:p>
          </table:table-cell>
          <table:table-cell office:value-type="float" office:value="0.752475247524752" calcext:value-type="float">
            <text:p>0.752</text:p>
          </table:table-cell>
          <table:table-cell office:value-type="float" office:value="0.8" calcext:value-type="float">
            <text:p>0.800</text:p>
          </table:table-cell>
          <table:table-cell office:value-type="float" office:value="0.918918918918919" calcext:value-type="float">
            <text:p>0.919</text:p>
          </table:table-cell>
          <table:table-cell office:value-type="float" office:value="0.673267326732673" calcext:value-type="float">
            <text:p>0.673</text:p>
          </table:table-cell>
          <table:table-cell office:value-type="float" office:value="0.777142857142857" calcext:value-type="float">
            <text:p>0.777</text:p>
          </table:table-cell>
          <table:table-cell office:value-type="float" office:value="0.822784810126582" calcext:value-type="float">
            <text:p>0.823</text:p>
          </table:table-cell>
          <table:table-cell office:value-type="float" office:value="0.643564356435644" calcext:value-type="float">
            <text:p>0.644</text:p>
          </table:table-cell>
          <table:table-cell office:value-type="float" office:value="0.722222222222222" calcext:value-type="float">
            <text:p>0.722</text:p>
          </table:table-cell>
          <table:table-cell office:value-type="float" office:value="0.925925925925926" calcext:value-type="float">
            <text:p>0.926</text:p>
          </table:table-cell>
          <table:table-cell office:value-type="float" office:value="0.247524752475248" calcext:value-type="float">
            <text:p>0.248</text:p>
          </table:table-cell>
          <table:table-cell office:value-type="float" office:value="0.390625" calcext:value-type="float">
            <text:p>0.3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kiwi</text:p>
          </table:table-cell>
          <table:table-cell office:value-type="float" office:value="0.848837209302326" calcext:value-type="float">
            <text:p>0.849</text:p>
          </table:table-cell>
          <table:table-cell office:value-type="float" office:value="0.722772277227723" calcext:value-type="float">
            <text:p>0.723</text:p>
          </table:table-cell>
          <table:table-cell office:value-type="float" office:value="0.780748663101604" calcext:value-type="float">
            <text:p>0.781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712871287128713" calcext:value-type="float">
            <text:p>0.713</text:p>
          </table:table-cell>
          <table:table-cell office:value-type="float" office:value="0.778378378378378" calcext:value-type="float">
            <text:p>0.778</text:p>
          </table:table-cell>
          <table:table-cell office:value-type="float" office:value="0.782608695652174" calcext:value-type="float">
            <text:p>0.783</text:p>
          </table:table-cell>
          <table:table-cell office:value-type="float" office:value="0.712871287128713" calcext:value-type="float">
            <text:p>0.713</text:p>
          </table:table-cell>
          <table:table-cell office:value-type="float" office:value="0.746113989637306" calcext:value-type="float">
            <text:p>0.746</text:p>
          </table:table-cell>
          <table:table-cell office:value-type="float" office:value="0.789473684210526" calcext:value-type="float">
            <text:p>0.789</text:p>
          </table:table-cell>
          <table:table-cell office:value-type="float" office:value="0.742574257425743" calcext:value-type="float">
            <text:p>0.743</text:p>
          </table:table-cell>
          <table:table-cell office:value-type="float" office:value="0.76530612244898" calcext:value-type="float">
            <text:p>0.765</text:p>
          </table:table-cell>
          <table:table-cell office:value-type="float" office:value="0.458823529411765" calcext:value-type="float">
            <text:p>0.459</text:p>
          </table:table-cell>
          <table:table-cell office:value-type="float" office:value="0.772277227722772" calcext:value-type="float">
            <text:p>0.772</text:p>
          </table:table-cell>
          <table:table-cell office:value-type="float" office:value="0.575645756457565" calcext:value-type="float">
            <text:p>0.576</text:p>
          </table:table-cell>
          <table:table-cell office:value-type="float" office:value="0.9375" calcext:value-type="float">
            <text:p>0.938</text:p>
          </table:table-cell>
          <table:table-cell office:value-type="float" office:value="0.594059405940594" calcext:value-type="float">
            <text:p>0.594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419689119170984" calcext:value-type="float">
            <text:p>0.420</text:p>
          </table:table-cell>
          <table:table-cell office:value-type="float" office:value="0.801980198019802" calcext:value-type="float">
            <text:p>0.802</text:p>
          </table:table-cell>
          <table:table-cell office:value-type="float" office:value="0.551020408163265" calcext:value-type="float">
            <text:p>0.55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float" office:value="0.720430107526882" calcext:value-type="float">
            <text:p>0.720</text:p>
          </table:table-cell>
          <table:table-cell office:value-type="float" office:value="0.690721649484536" calcext:value-type="float">
            <text:p>0.691</text:p>
          </table:table-cell>
          <table:table-cell office:value-type="float" office:value="0.705263157894737" calcext:value-type="float">
            <text:p>0.705</text:p>
          </table:table-cell>
          <table:table-cell office:value-type="float" office:value="0.673913043478261" calcext:value-type="float">
            <text:p>0.674</text:p>
          </table:table-cell>
          <table:table-cell office:value-type="float" office:value="0.639175257731959" calcext:value-type="float">
            <text:p>0.639</text:p>
          </table:table-cell>
          <table:table-cell office:value-type="float" office:value="0.656084656084656" calcext:value-type="float">
            <text:p>0.656</text:p>
          </table:table-cell>
          <table:table-cell office:value-type="float" office:value="0.707317073170732" calcext:value-type="float">
            <text:p>0.707</text:p>
          </table:table-cell>
          <table:table-cell office:value-type="float" office:value="0.597938144329897" calcext:value-type="float">
            <text:p>0.598</text:p>
          </table:table-cell>
          <table:table-cell office:value-type="float" office:value="0.64804469273743" calcext:value-type="float">
            <text:p>0.648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505154639175258" calcext:value-type="float">
            <text:p>0.505</text:p>
          </table:table-cell>
          <table:table-cell office:value-type="float" office:value="0.6125" calcext:value-type="float">
            <text:p>0.613</text:p>
          </table:table-cell>
          <table:table-cell office:value-type="float" office:value="0.521739130434783" calcext:value-type="float">
            <text:p>0.522</text:p>
          </table:table-cell>
          <table:table-cell office:value-type="float" office:value="0.618556701030928" calcext:value-type="float">
            <text:p>0.619</text:p>
          </table:table-cell>
          <table:table-cell office:value-type="float" office:value="0.566037735849057" calcext:value-type="float">
            <text:p>0.566</text:p>
          </table:table-cell>
          <table:table-cell office:value-type="float" office:value="0.726027397260274" calcext:value-type="float">
            <text:p>0.726</text:p>
          </table:table-cell>
          <table:table-cell office:value-type="float" office:value="0.54639175257732" calcext:value-type="float">
            <text:p>0.546</text:p>
          </table:table-cell>
          <table:table-cell office:value-type="float" office:value="0.623529411764706" calcext:value-type="float">
            <text:p>0.624</text:p>
          </table:table-cell>
          <table:table-cell office:value-type="float" office:value="0.9375" calcext:value-type="float">
            <text:p>0.938</text:p>
          </table:table-cell>
          <table:table-cell office:value-type="float" office:value="0.154639175257732" calcext:value-type="float">
            <text:p>0.155</text:p>
          </table:table-cell>
          <table:table-cell office:value-type="float" office:value="0.265486725663717" calcext:value-type="float">
            <text:p>0.26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float" office:value="0.588785046728972" calcext:value-type="float">
            <text:p>0.589</text:p>
          </table:table-cell>
          <table:table-cell office:value-type="float" office:value="0.663157894736842" calcext:value-type="float">
            <text:p>0.663</text:p>
          </table:table-cell>
          <table:table-cell office:value-type="float" office:value="0.623762376237624" calcext:value-type="float">
            <text:p>0.624</text:p>
          </table:table-cell>
          <table:table-cell office:value-type="float" office:value="0.588235294117647" calcext:value-type="float">
            <text:p>0.588</text:p>
          </table:table-cell>
          <table:table-cell office:value-type="float" office:value="0.631578947368421" calcext:value-type="float">
            <text:p>0.632</text:p>
          </table:table-cell>
          <table:table-cell office:value-type="float" office:value="0.609137055837564" calcext:value-type="float">
            <text:p>0.609</text:p>
          </table:table-cell>
          <table:table-cell office:value-type="float" office:value="0.51304347826087" calcext:value-type="float">
            <text:p>0.513</text:p>
          </table:table-cell>
          <table:table-cell office:value-type="float" office:value="0.621052631578947" calcext:value-type="float">
            <text:p>0.621</text:p>
          </table:table-cell>
          <table:table-cell office:value-type="float" office:value="0.561904761904762" calcext:value-type="float">
            <text:p>0.562</text:p>
          </table:table-cell>
          <table:table-cell office:value-type="float" office:value="0.597222222222222" calcext:value-type="float">
            <text:p>0.597</text:p>
          </table:table-cell>
          <table:table-cell office:value-type="float" office:value="0.452631578947369" calcext:value-type="float">
            <text:p>0.453</text:p>
          </table:table-cell>
          <table:table-cell office:value-type="float" office:value="0.514970059880239" calcext:value-type="float">
            <text:p>0.515</text:p>
          </table:table-cell>
          <table:table-cell office:value-type="float" office:value="0.431654676258993" calcext:value-type="float">
            <text:p>0.432</text:p>
          </table:table-cell>
          <table:table-cell office:value-type="float" office:value="0.631578947368421" calcext:value-type="float">
            <text:p>0.632</text:p>
          </table:table-cell>
          <table:table-cell office:value-type="float" office:value="0.512820512820513" calcext:value-type="float">
            <text:p>0.513</text:p>
          </table:table-cell>
          <table:table-cell office:value-type="float" office:value="0.374269005847953" calcext:value-type="float">
            <text:p>0.374</text:p>
          </table:table-cell>
          <table:table-cell office:value-type="float" office:value="0.673684210526316" calcext:value-type="float">
            <text:p>0.674</text:p>
          </table:table-cell>
          <table:table-cell office:value-type="float" office:value="0.481203007518797" calcext:value-type="float">
            <text:p>0.481</text:p>
          </table:table-cell>
          <table:table-cell office:value-type="float" office:value="0.433070866141732" calcext:value-type="float">
            <text:p>0.433</text:p>
          </table:table-cell>
          <table:table-cell office:value-type="float" office:value="0.578947368421053" calcext:value-type="float">
            <text:p>0.579</text:p>
          </table:table-cell>
          <table:table-cell office:value-type="float" office:value="0.495495495495495" calcext:value-type="float">
            <text:p>0.49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4" office:value-type="string" calcext:value-type="string">
            <text:p>Night-blooming cereus</text:p>
          </table:table-cell>
          <table:table-cell office:value-type="float" office:value="0.846153846153846" calcext:value-type="float">
            <text:p>0.846</text:p>
          </table:table-cell>
          <table:table-cell office:value-type="float" office:value="0.871287128712871" calcext:value-type="float">
            <text:p>0.871</text:p>
          </table:table-cell>
          <table:table-cell office:value-type="float" office:value="0.858536585365854" calcext:value-type="float">
            <text:p>0.859</text:p>
          </table:table-cell>
          <table:table-cell office:value-type="float" office:value="0.852941176470588" calcext:value-type="float">
            <text:p>0.853</text:p>
          </table:table-cell>
          <table:table-cell office:value-type="float" office:value="0.861386138613861" calcext:value-type="float">
            <text:p>0.861</text:p>
          </table:table-cell>
          <table:table-cell office:value-type="float" office:value="0.857142857142857" calcext:value-type="float">
            <text:p>0.857</text:p>
          </table:table-cell>
          <table:table-cell table:number-columns-repeated="3" office:value-type="float" office:value="0.821782178217822" calcext:value-type="float">
            <text:p>0.822</text:p>
          </table:table-cell>
          <table:table-cell office:value-type="float" office:value="0.767857142857143" calcext:value-type="float">
            <text:p>0.768</text:p>
          </table:table-cell>
          <table:table-cell office:value-type="float" office:value="0.851485148514851" calcext:value-type="float">
            <text:p>0.851</text:p>
          </table:table-cell>
          <table:table-cell office:value-type="float" office:value="0.807511737089202" calcext:value-type="float">
            <text:p>0.808</text:p>
          </table:table-cell>
          <table:table-cell office:value-type="float" office:value="0.661654135338346" calcext:value-type="float">
            <text:p>0.662</text:p>
          </table:table-cell>
          <table:table-cell office:value-type="float" office:value="0.871287128712871" calcext:value-type="float">
            <text:p>0.871</text:p>
          </table:table-cell>
          <table:table-cell office:value-type="float" office:value="0.752136752136752" calcext:value-type="float">
            <text:p>0.752</text:p>
          </table:table-cell>
          <table:table-cell office:value-type="float" office:value="0.497206703910615" calcext:value-type="float">
            <text:p>0.497</text:p>
          </table:table-cell>
          <table:table-cell office:value-type="float" office:value="0.881188118811881" calcext:value-type="float">
            <text:p>0.881</text:p>
          </table:table-cell>
          <table:table-cell office:value-type="float" office:value="0.635714285714286" calcext:value-type="float">
            <text:p>0.636</text:p>
          </table:table-cell>
          <table:table-cell office:value-type="float" office:value="0.704347826086957" calcext:value-type="float">
            <text:p>0.704</text:p>
          </table:table-cell>
          <table:table-cell office:value-type="float" office:value="0.801980198019802" calcext:value-type="float">
            <text:p>0.802</text:p>
          </table:table-cell>
          <table:table-cell office:value-type="float" office:value="0.75" calcext:value-type="float">
            <text:p>0.75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0.660377358490566" calcext:value-type="float">
            <text:p>0.660</text:p>
          </table:table-cell>
          <table:table-cell office:value-type="float" office:value="0.693069306930693" calcext:value-type="float">
            <text:p>0.693</text:p>
          </table:table-cell>
          <table:table-cell office:value-type="float" office:value="0.676328502415459" calcext:value-type="float">
            <text:p>0.676</text:p>
          </table:table-cell>
          <table:table-cell office:value-type="float" office:value="0.542253521126761" calcext:value-type="float">
            <text:p>0.542</text:p>
          </table:table-cell>
          <table:table-cell office:value-type="float" office:value="0.762376237623762" calcext:value-type="float">
            <text:p>0.762</text:p>
          </table:table-cell>
          <table:table-cell office:value-type="float" office:value="0.633744855967078" calcext:value-type="float">
            <text:p>0.634</text:p>
          </table:table-cell>
          <table:table-cell office:value-type="float" office:value="0.416243654822335" calcext:value-type="float">
            <text:p>0.416</text:p>
          </table:table-cell>
          <table:table-cell office:value-type="float" office:value="0.811881188118812" calcext:value-type="float">
            <text:p>0.812</text:p>
          </table:table-cell>
          <table:table-cell office:value-type="float" office:value="0.550335570469799" calcext:value-type="float">
            <text:p>0.550</text:p>
          </table:table-cell>
          <table:table-cell office:value-type="float" office:value="0.563218390804598" calcext:value-type="float">
            <text:p>0.563</text:p>
          </table:table-cell>
          <table:table-cell office:value-type="float" office:value="0.485148514851485" calcext:value-type="float">
            <text:p>0.485</text:p>
          </table:table-cell>
          <table:table-cell office:value-type="float" office:value="0.521276595744681" calcext:value-type="float">
            <text:p>0.521</text:p>
          </table:table-cell>
          <table:table-cell office:value-type="float" office:value="0.541666666666667" calcext:value-type="float">
            <text:p>0.542</text:p>
          </table:table-cell>
          <table:table-cell office:value-type="float" office:value="0.514851485148515" calcext:value-type="float">
            <text:p>0.515</text:p>
          </table:table-cell>
          <table:table-cell office:value-type="float" office:value="0.527918781725888" calcext:value-type="float">
            <text:p>0.528</text:p>
          </table:table-cell>
          <table:table-cell office:value-type="float" office:value="0.261980830670926" calcext:value-type="float">
            <text:p>0.262</text:p>
          </table:table-cell>
          <table:table-cell office:value-type="float" office:value="0.811881188118812" calcext:value-type="float">
            <text:p>0.812</text:p>
          </table:table-cell>
          <table:table-cell office:value-type="float" office:value="0.396135265700483" calcext:value-type="float">
            <text:p>0.396</text:p>
          </table:table-cell>
          <table:table-cell office:value-type="float" office:value="0.291497975708502" calcext:value-type="float">
            <text:p>0.291</text:p>
          </table:table-cell>
          <table:table-cell office:value-type="float" office:value="0.712871287128713" calcext:value-type="float">
            <text:p>0.713</text:p>
          </table:table-cell>
          <table:table-cell office:value-type="float" office:value="0.413793103448276" calcext:value-type="float">
            <text:p>0.4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office:value-type="float" office:value="0.573170731707317" calcext:value-type="float">
            <text:p>0.573</text:p>
          </table:table-cell>
          <table:table-cell office:value-type="float" office:value="0.522222222222222" calcext:value-type="float">
            <text:p>0.522</text:p>
          </table:table-cell>
          <table:table-cell office:value-type="float" office:value="0.546511627906977" calcext:value-type="float">
            <text:p>0.547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00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515463917525773" calcext:value-type="float">
            <text:p>0.515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53475935828877" calcext:value-type="float">
            <text:p>0.535</text:p>
          </table:table-cell>
          <table:table-cell office:value-type="float" office:value="0.485714285714286" calcext:value-type="float">
            <text:p>0.486</text:p>
          </table:table-cell>
          <table:table-cell office:value-type="float" office:value="0.566666666666667" calcext:value-type="float">
            <text:p>0.567</text:p>
          </table:table-cell>
          <table:table-cell office:value-type="float" office:value="0.523076923076923" calcext:value-type="float">
            <text:p>0.52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00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769230769230769" calcext:value-type="float">
            <text:p>0.769</text:p>
          </table:table-cell>
          <table:table-cell office:value-type="float" office:value="0.111111111111111" calcext:value-type="float">
            <text:p>0.111</text:p>
          </table:table-cell>
          <table:table-cell office:value-type="float" office:value="0.194174757281553" calcext:value-type="float">
            <text:p>0.194</text:p>
          </table:table-cell>
          <table:table-cell office:value-type="float" office:value="0.362745098039216" calcext:value-type="float">
            <text:p>0.363</text:p>
          </table:table-cell>
          <table:table-cell office:value-type="float" office:value="0.411111111111111" calcext:value-type="float">
            <text:p>0.411</text:p>
          </table:table-cell>
          <table:table-cell office:value-type="float" office:value="0.385416666666667" calcext:value-type="float">
            <text:p>0.3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4" office:value-type="string" calcext:value-type="string">
            <text:p>prairie gentian</text:p>
          </table:table-cell>
          <table:table-cell office:value-type="float" office:value="0.743589743589744" calcext:value-type="float">
            <text:p>0.744</text:p>
          </table:table-cell>
          <table:table-cell office:value-type="float" office:value="0.861386138613861" calcext:value-type="float">
            <text:p>0.861</text:p>
          </table:table-cell>
          <table:table-cell office:value-type="float" office:value="0.798165137614679" calcext:value-type="float">
            <text:p>0.798</text:p>
          </table:table-cell>
          <table:table-cell office:value-type="float" office:value="0.712" calcext:value-type="float">
            <text:p>0.712</text:p>
          </table:table-cell>
          <table:table-cell office:value-type="float" office:value="0.881188118811881" calcext:value-type="float">
            <text:p>0.881</text:p>
          </table:table-cell>
          <table:table-cell office:value-type="float" office:value="0.787610619469027" calcext:value-type="float">
            <text:p>0.788</text:p>
          </table:table-cell>
          <table:table-cell office:value-type="float" office:value="0.754716981132076" calcext:value-type="float">
            <text:p>0.755</text:p>
          </table:table-cell>
          <table:table-cell office:value-type="float" office:value="0.792079207920792" calcext:value-type="float">
            <text:p>0.792</text:p>
          </table:table-cell>
          <table:table-cell office:value-type="float" office:value="0.772946859903382" calcext:value-type="float">
            <text:p>0.773</text:p>
          </table:table-cell>
          <table:table-cell office:value-type="float" office:value="0.730769230769231" calcext:value-type="float">
            <text:p>0.731</text:p>
          </table:table-cell>
          <table:table-cell office:value-type="float" office:value="0.752475247524752" calcext:value-type="float">
            <text:p>0.752</text:p>
          </table:table-cell>
          <table:table-cell office:value-type="float" office:value="0.741463414634146" calcext:value-type="float">
            <text:p>0.741</text:p>
          </table:table-cell>
          <table:table-cell office:value-type="float" office:value="0.692307692307692" calcext:value-type="float">
            <text:p>0.692</text:p>
          </table:table-cell>
          <table:table-cell office:value-type="float" office:value="0.712871287128713" calcext:value-type="float">
            <text:p>0.713</text:p>
          </table:table-cell>
          <table:table-cell office:value-type="float" office:value="0.702439024390244" calcext:value-type="float">
            <text:p>0.702</text:p>
          </table:table-cell>
          <table:table-cell office:value-type="float" office:value="0.822784810126582" calcext:value-type="float">
            <text:p>0.823</text:p>
          </table:table-cell>
          <table:table-cell office:value-type="float" office:value="0.643564356435644" calcext:value-type="float">
            <text:p>0.644</text:p>
          </table:table-cell>
          <table:table-cell office:value-type="float" office:value="0.722222222222222" calcext:value-type="float">
            <text:p>0.722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475247524752475" calcext:value-type="float">
            <text:p>0.475</text:p>
          </table:table-cell>
          <table:table-cell office:value-type="float" office:value="0.611464968152866" calcext:value-type="float">
            <text:p>0.61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office:value-type="float" office:value="0.680412371134021" calcext:value-type="float">
            <text:p>0.680</text:p>
          </table:table-cell>
          <table:table-cell office:value-type="float" office:value="0.653465346534653" calcext:value-type="float">
            <text:p>0.65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56410256410256" calcext:value-type="float">
            <text:p>0.756</text:p>
          </table:table-cell>
          <table:table-cell office:value-type="float" office:value="0.584158415841584" calcext:value-type="float">
            <text:p>0.584</text:p>
          </table:table-cell>
          <table:table-cell office:value-type="float" office:value="0.659217877094972" calcext:value-type="float">
            <text:p>0.659</text:p>
          </table:table-cell>
          <table:table-cell office:value-type="float" office:value="0.673913043478261" calcext:value-type="float">
            <text:p>0.674</text:p>
          </table:table-cell>
          <table:table-cell office:value-type="float" office:value="0.613861386138614" calcext:value-type="float">
            <text:p>0.614</text:p>
          </table:table-cell>
          <table:table-cell office:value-type="float" office:value="0.642487046632124" calcext:value-type="float">
            <text:p>0.642</text:p>
          </table:table-cell>
          <table:table-cell office:value-type="float" office:value="0.74025974025974" calcext:value-type="float">
            <text:p>0.740</text:p>
          </table:table-cell>
          <table:table-cell office:value-type="float" office:value="0.564356435643564" calcext:value-type="float">
            <text:p>0.564</text:p>
          </table:table-cell>
          <table:table-cell office:value-type="float" office:value="0.640449438202247" calcext:value-type="float">
            <text:p>0.640</text:p>
          </table:table-cell>
          <table:table-cell office:value-type="float" office:value="0.790322580645161" calcext:value-type="float">
            <text:p>0.790</text:p>
          </table:table-cell>
          <table:table-cell office:value-type="float" office:value="0.485148514851485" calcext:value-type="float">
            <text:p>0.485</text:p>
          </table:table-cell>
          <table:table-cell office:value-type="float" office:value="0.601226993865031" calcext:value-type="float">
            <text:p>0.601</text:p>
          </table:table-cell>
          <table:table-cell office:value-type="float" office:value="0.848484848484848" calcext:value-type="float">
            <text:p>0.848</text:p>
          </table:table-cell>
          <table:table-cell office:value-type="float" office:value="0.277227722772277" calcext:value-type="float">
            <text:p>0.277</text:p>
          </table:table-cell>
          <table:table-cell office:value-type="float" office:value="0.417910447761194" calcext:value-type="float">
            <text:p>0.418</text:p>
          </table:table-cell>
          <table:table-cell office:value-type="float" office:value="0.911764705882353" calcext:value-type="float">
            <text:p>0.912</text:p>
          </table:table-cell>
          <table:table-cell office:value-type="float" office:value="0.306930693069307" calcext:value-type="float">
            <text:p>0.307</text:p>
          </table:table-cell>
          <table:table-cell office:value-type="float" office:value="0.459259259259259" calcext:value-type="float">
            <text:p>0.45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raspberry</text:p>
          </table:table-cell>
          <table:table-cell office:value-type="float" office:value="0.652173913043478" calcext:value-type="float">
            <text:p>0.652</text:p>
          </table:table-cell>
          <table:table-cell office:value-type="float" office:value="0.612244897959184" calcext:value-type="float">
            <text:p>0.612</text:p>
          </table:table-cell>
          <table:table-cell office:value-type="float" office:value="0.631578947368421" calcext:value-type="float">
            <text:p>0.632</text:p>
          </table:table-cell>
          <table:table-cell office:value-type="float" office:value="0.662790697674419" calcext:value-type="float">
            <text:p>0.663</text:p>
          </table:table-cell>
          <table:table-cell office:value-type="float" office:value="0.581632653061224" calcext:value-type="float">
            <text:p>0.582</text:p>
          </table:table-cell>
          <table:table-cell office:value-type="float" office:value="0.619565217391304" calcext:value-type="float">
            <text:p>0.620</text:p>
          </table:table-cell>
          <table:table-cell office:value-type="float" office:value="0.722222222222222" calcext:value-type="float">
            <text:p>0.722</text:p>
          </table:table-cell>
          <table:table-cell office:value-type="float" office:value="0.530612244897959" calcext:value-type="float">
            <text:p>0.531</text:p>
          </table:table-cell>
          <table:table-cell office:value-type="float" office:value="0.611764705882353" calcext:value-type="float">
            <text:p>0.612</text:p>
          </table:table-cell>
          <table:table-cell office:value-type="float" office:value="0.522935779816514" calcext:value-type="float">
            <text:p>0.523</text:p>
          </table:table-cell>
          <table:table-cell office:value-type="float" office:value="0.581632653061224" calcext:value-type="float">
            <text:p>0.582</text:p>
          </table:table-cell>
          <table:table-cell office:value-type="float" office:value="0.550724637681159" calcext:value-type="float">
            <text:p>0.551</text:p>
          </table:table-cell>
          <table:table-cell office:value-type="float" office:value="0.581081081081081" calcext:value-type="float">
            <text:p>0.581</text:p>
          </table:table-cell>
          <table:table-cell office:value-type="float" office:value="0.438775510204082" calcext:value-type="float">
            <text:p>0.439</text:p>
          </table:table-cell>
          <table:table-cell office:value-type="float" office:value="0.5" calcext:value-type="float">
            <text:p>0.500</text:p>
          </table:table-cell>
          <table:table-cell office:value-type="float" office:value="0.389189189189189" calcext:value-type="float">
            <text:p>0.389</text:p>
          </table:table-cell>
          <table:table-cell office:value-type="float" office:value="0.73469387755102" calcext:value-type="float">
            <text:p>0.735</text:p>
          </table:table-cell>
          <table:table-cell office:value-type="float" office:value="0.508833922261484" calcext:value-type="float">
            <text:p>0.509</text:p>
          </table:table-cell>
          <table:table-cell office:value-type="float" office:value="0.464516129032258" calcext:value-type="float">
            <text:p>0.465</text:p>
          </table:table-cell>
          <table:table-cell office:value-type="float" office:value="0.73469387755102" calcext:value-type="float">
            <text:p>0.735</text:p>
          </table:table-cell>
          <table:table-cell office:value-type="float" office:value="0.569169960474308" calcext:value-type="float">
            <text:p>0.56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5" office:value-type="string" calcext:value-type="string">
            <text:p>roseate spoonbill</text:p>
          </table:table-cell>
          <table:table-cell office:value-type="float" office:value="0.974683544303797" calcext:value-type="float">
            <text:p>0.975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865168539325843" calcext:value-type="float">
            <text:p>0.865</text:p>
          </table:table-cell>
          <table:table-cell office:value-type="float" office:value="0.885057471264368" calcext:value-type="float">
            <text:p>0.885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827956989247312" calcext:value-type="float">
            <text:p>0.828</text:p>
          </table:table-cell>
          <table:table-cell office:value-type="float" office:value="0.927536231884058" calcext:value-type="float">
            <text:p>0.928</text:p>
          </table:table-cell>
          <table:table-cell office:value-type="float" office:value="0.646464646464646" calcext:value-type="float">
            <text:p>0.646</text:p>
          </table:table-cell>
          <table:table-cell office:value-type="float" office:value="0.761904761904762" calcext:value-type="float">
            <text:p>0.762</text:p>
          </table:table-cell>
          <table:table-cell office:value-type="float" office:value="0.851063829787234" calcext:value-type="float">
            <text:p>0.851</text:p>
          </table:table-cell>
          <table:table-cell office:value-type="float" office:value="0.808080808080808" calcext:value-type="float">
            <text:p>0.808</text:p>
          </table:table-cell>
          <table:table-cell office:value-type="float" office:value="0.829015544041451" calcext:value-type="float">
            <text:p>0.829</text:p>
          </table:table-cell>
          <table:table-cell office:value-type="float" office:value="0.918918918918919" calcext:value-type="float">
            <text:p>0.919</text:p>
          </table:table-cell>
          <table:table-cell office:value-type="float" office:value="0.686868686868687" calcext:value-type="float">
            <text:p>0.687</text:p>
          </table:table-cell>
          <table:table-cell office:value-type="float" office:value="0.786127167630058" calcext:value-type="float">
            <text:p>0.786</text:p>
          </table:table-cell>
          <table:table-cell office:value-type="float" office:value="0.843373493975904" calcext:value-type="float">
            <text:p>0.843</text:p>
          </table:table-cell>
          <table:table-cell office:value-type="float" office:value="0.707070707070707" calcext:value-type="float">
            <text:p>0.707</text:p>
          </table:table-cell>
          <table:table-cell office:value-type="float" office:value="0.769230769230769" calcext:value-type="float">
            <text:p>0.769</text:p>
          </table:table-cell>
          <table:table-cell office:value-type="float" office:value="0.924528301886792" calcext:value-type="float">
            <text:p>0.925</text:p>
          </table:table-cell>
          <table:table-cell office:value-type="float" office:value="0.494949494949495" calcext:value-type="float">
            <text:p>0.495</text:p>
          </table:table-cell>
          <table:table-cell office:value-type="float" office:value="0.644736842105263" calcext:value-type="float">
            <text:p>0.6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554455445544555" calcext:value-type="float">
            <text:p>0.554</text:p>
          </table:table-cell>
          <table:table-cell office:value-type="float" office:value="0.562814070351759" calcext:value-type="float">
            <text:p>0.563</text:p>
          </table:table-cell>
          <table:table-cell office:value-type="float" office:value="0.592592592592593" calcext:value-type="float">
            <text:p>0.593</text:p>
          </table:table-cell>
          <table:table-cell office:value-type="float" office:value="0.475247524752475" calcext:value-type="float">
            <text:p>0.475</text:p>
          </table:table-cell>
          <table:table-cell office:value-type="float" office:value="0.527472527472527" calcext:value-type="float">
            <text:p>0.527</text:p>
          </table:table-cell>
          <table:table-cell office:value-type="float" office:value="0.711538461538462" calcext:value-type="float">
            <text:p>0.712</text:p>
          </table:table-cell>
          <table:table-cell office:value-type="float" office:value="0.366336633663366" calcext:value-type="float">
            <text:p>0.366</text:p>
          </table:table-cell>
          <table:table-cell office:value-type="float" office:value="0.483660130718954" calcext:value-type="float">
            <text:p>0.484</text:p>
          </table:table-cell>
          <table:table-cell office:value-type="float" office:value="0.474576271186441" calcext:value-type="float">
            <text:p>0.475</text:p>
          </table:table-cell>
          <table:table-cell office:value-type="float" office:value="0.554455445544555" calcext:value-type="float">
            <text:p>0.554</text:p>
          </table:table-cell>
          <table:table-cell office:value-type="float" office:value="0.511415525114155" calcext:value-type="float">
            <text:p>0.511</text:p>
          </table:table-cell>
          <table:table-cell office:value-type="float" office:value="0.485436893203883" calcext:value-type="float">
            <text:p>0.485</text:p>
          </table:table-cell>
          <table:table-cell office:value-type="float" office:value="0.495049504950495" calcext:value-type="float">
            <text:p>0.495</text:p>
          </table:table-cell>
          <table:table-cell office:value-type="float" office:value="0.490196078431373" calcext:value-type="float">
            <text:p>0.490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158415841584158" calcext:value-type="float">
            <text:p>0.158</text:p>
          </table:table-cell>
          <table:table-cell office:value-type="float" office:value="0.260162601626016" calcext:value-type="float">
            <text:p>0.260</text:p>
          </table:table-cell>
          <table:table-cell office:value-type="float" office:value="0.17312661498708" calcext:value-type="float">
            <text:p>0.173</text:p>
          </table:table-cell>
          <table:table-cell office:value-type="float" office:value="0.663366336633663" calcext:value-type="float">
            <text:p>0.663</text:p>
          </table:table-cell>
          <table:table-cell office:value-type="float" office:value="0.274590163934426" calcext:value-type="float">
            <text:p>0.27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pice</text:p>
          </table:table-cell>
          <table:table-cell office:value-type="float" office:value="0.67741935483871" calcext:value-type="float">
            <text:p>0.677</text:p>
          </table:table-cell>
          <table:table-cell office:value-type="float" office:value="0.63" calcext:value-type="float">
            <text:p>0.630</text:p>
          </table:table-cell>
          <table:table-cell office:value-type="float" office:value="0.652849740932642" calcext:value-type="float">
            <text:p>0.653</text:p>
          </table:table-cell>
          <table:table-cell office:value-type="float" office:value="0.614678899082569" calcext:value-type="float">
            <text:p>0.615</text:p>
          </table:table-cell>
          <table:table-cell office:value-type="float" office:value="0.67" calcext:value-type="float">
            <text:p>0.670</text:p>
          </table:table-cell>
          <table:table-cell office:value-type="float" office:value="0.641148325358852" calcext:value-type="float">
            <text:p>0.641</text:p>
          </table:table-cell>
          <table:table-cell office:value-type="float" office:value="0.703703703703704" calcext:value-type="float">
            <text:p>0.704</text:p>
          </table:table-cell>
          <table:table-cell office:value-type="float" office:value="0.57" calcext:value-type="float">
            <text:p>0.570</text:p>
          </table:table-cell>
          <table:table-cell office:value-type="float" office:value="0.629834254143646" calcext:value-type="float">
            <text:p>0.630</text:p>
          </table:table-cell>
          <table:table-cell office:value-type="float" office:value="0.836363636363636" calcext:value-type="float">
            <text:p>0.836</text:p>
          </table:table-cell>
          <table:table-cell office:value-type="float" office:value="0.46" calcext:value-type="float">
            <text:p>0.460</text:p>
          </table:table-cell>
          <table:table-cell office:value-type="float" office:value="0.593548387096774" calcext:value-type="float">
            <text:p>0.594</text:p>
          </table:table-cell>
          <table:table-cell office:value-type="float" office:value="0.772727272727273" calcext:value-type="float">
            <text:p>0.773</text:p>
          </table:table-cell>
          <table:table-cell office:value-type="float" office:value="0.34" calcext:value-type="float">
            <text:p>0.340</text:p>
          </table:table-cell>
          <table:table-cell office:value-type="float" office:value="0.472222222222222" calcext:value-type="float">
            <text:p>0.472</text:p>
          </table:table-cell>
          <table:table-cell office:value-type="float" office:value="0.692307692307692" calcext:value-type="float">
            <text:p>0.692</text:p>
          </table:table-cell>
          <table:table-cell office:value-type="float" office:value="0.54" calcext:value-type="float">
            <text:p>0.540</text:p>
          </table:table-cell>
          <table:table-cell office:value-type="float" office:value="0.606741573033708" calcext:value-type="float">
            <text:p>0.607</text:p>
          </table:table-cell>
          <table:table-cell office:value-type="float" office:value="0.76" calcext:value-type="float">
            <text:p>0.760</text:p>
          </table:table-cell>
          <table:table-cell office:value-type="float" office:value="0.38" calcext:value-type="float">
            <text:p>0.380</text:p>
          </table:table-cell>
          <table:table-cell office:value-type="float" office:value="0.506666666666667" calcext:value-type="float">
            <text:p>0.5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rantula</text:p>
          </table:table-cell>
          <table:table-cell office:value-type="float" office:value="0.714285714285714" calcext:value-type="float">
            <text:p>0.714</text:p>
          </table:table-cell>
          <table:table-cell office:value-type="float" office:value="0.742574257425743" calcext:value-type="float">
            <text:p>0.743</text:p>
          </table:table-cell>
          <table:table-cell office:value-type="float" office:value="0.728155339805825" calcext:value-type="float">
            <text:p>0.728</text:p>
          </table:table-cell>
          <table:table-cell office:value-type="float" office:value="0.73469387755102" calcext:value-type="float">
            <text:p>0.735</text:p>
          </table:table-cell>
          <table:table-cell office:value-type="float" office:value="0.712871287128713" calcext:value-type="float">
            <text:p>0.713</text:p>
          </table:table-cell>
          <table:table-cell office:value-type="float" office:value="0.723618090452261" calcext:value-type="float">
            <text:p>0.724</text:p>
          </table:table-cell>
          <table:table-cell office:value-type="float" office:value="0.790697674418605" calcext:value-type="float">
            <text:p>0.791</text:p>
          </table:table-cell>
          <table:table-cell office:value-type="float" office:value="0.673267326732673" calcext:value-type="float">
            <text:p>0.673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678899082568807" calcext:value-type="float">
            <text:p>0.679</text:p>
          </table:table-cell>
          <table:table-cell office:value-type="float" office:value="0.732673267326733" calcext:value-type="float">
            <text:p>0.733</text:p>
          </table:table-cell>
          <table:table-cell office:value-type="float" office:value="0.704761904761905" calcext:value-type="float">
            <text:p>0.705</text:p>
          </table:table-cell>
          <table:table-cell office:value-type="float" office:value="0.676470588235294" calcext:value-type="float">
            <text:p>0.676</text:p>
          </table:table-cell>
          <table:table-cell office:value-type="float" office:value="0.683168316831683" calcext:value-type="float">
            <text:p>0.683</text:p>
          </table:table-cell>
          <table:table-cell office:value-type="float" office:value="0.679802955665025" calcext:value-type="float">
            <text:p>0.680</text:p>
          </table:table-cell>
          <table:table-cell office:value-type="float" office:value="0.867647058823529" calcext:value-type="float">
            <text:p>0.868</text:p>
          </table:table-cell>
          <table:table-cell office:value-type="float" office:value="0.584158415841584" calcext:value-type="float">
            <text:p>0.584</text:p>
          </table:table-cell>
          <table:table-cell office:value-type="float" office:value="0.698224852071006" calcext:value-type="float">
            <text:p>0.698</text:p>
          </table:table-cell>
          <table:table-cell office:value-type="float" office:value="0.719512195121951" calcext:value-type="float">
            <text:p>0.720</text:p>
          </table:table-cell>
          <table:table-cell office:value-type="float" office:value="0.584158415841584" calcext:value-type="float">
            <text:p>0.584</text:p>
          </table:table-cell>
          <table:table-cell office:value-type="float" office:value="0.644808743169399" calcext:value-type="float">
            <text:p>0.64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empura</text:p>
          </table:table-cell>
          <table:table-cell office:value-type="float" office:value="0.771929824561403" calcext:value-type="float">
            <text:p>0.772</text:p>
          </table:table-cell>
          <table:table-cell office:value-type="float" office:value="0.871287128712871" calcext:value-type="float">
            <text:p>0.871</text:p>
          </table:table-cell>
          <table:table-cell office:value-type="float" office:value="0.818604651162791" calcext:value-type="float">
            <text:p>0.819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831683168316832" calcext:value-type="float">
            <text:p>0.832</text:p>
          </table:table-cell>
          <table:table-cell office:value-type="float" office:value="0.803827751196172" calcext:value-type="float">
            <text:p>0.804</text:p>
          </table:table-cell>
          <table:table-cell office:value-type="float" office:value="0.75" calcext:value-type="float">
            <text:p>0.750</text:p>
          </table:table-cell>
          <table:table-cell office:value-type="float" office:value="0.801980198019802" calcext:value-type="float">
            <text:p>0.802</text:p>
          </table:table-cell>
          <table:table-cell office:value-type="float" office:value="0.77511961722488" calcext:value-type="float">
            <text:p>0.775</text:p>
          </table:table-cell>
          <table:table-cell office:value-type="float" office:value="0.819148936170213" calcext:value-type="float">
            <text:p>0.819</text:p>
          </table:table-cell>
          <table:table-cell office:value-type="float" office:value="0.762376237623762" calcext:value-type="float">
            <text:p>0.762</text:p>
          </table:table-cell>
          <table:table-cell office:value-type="float" office:value="0.78974358974359" calcext:value-type="float">
            <text:p>0.790</text:p>
          </table:table-cell>
          <table:table-cell office:value-type="float" office:value="0.826086956521739" calcext:value-type="float">
            <text:p>0.826</text:p>
          </table:table-cell>
          <table:table-cell office:value-type="float" office:value="0.752475247524752" calcext:value-type="float">
            <text:p>0.752</text:p>
          </table:table-cell>
          <table:table-cell office:value-type="float" office:value="0.787564766839378" calcext:value-type="float">
            <text:p>0.788</text:p>
          </table:table-cell>
          <table:table-cell office:value-type="float" office:value="0.614864864864865" calcext:value-type="float">
            <text:p>0.615</text:p>
          </table:table-cell>
          <table:table-cell office:value-type="float" office:value="0.900990099009901" calcext:value-type="float">
            <text:p>0.901</text:p>
          </table:table-cell>
          <table:table-cell office:value-type="float" office:value="0.730923694779117" calcext:value-type="float">
            <text:p>0.731</text:p>
          </table:table-cell>
          <table:table-cell office:value-type="float" office:value="0.598540145985402" calcext:value-type="float">
            <text:p>0.599</text:p>
          </table:table-cell>
          <table:table-cell office:value-type="float" office:value="0.811881188118812" calcext:value-type="float">
            <text:p>0.812</text:p>
          </table:table-cell>
          <table:table-cell office:value-type="float" office:value="0.689075630252101" calcext:value-type="float">
            <text:p>0.6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hatch</text:p>
          </table:table-cell>
          <table:table-cell office:value-type="float" office:value="0.862745098039216" calcext:value-type="float">
            <text:p>0.863</text:p>
          </table:table-cell>
          <table:table-cell office:value-type="float" office:value="0.88" calcext:value-type="float">
            <text:p>0.880</text:p>
          </table:table-cell>
          <table:table-cell office:value-type="float" office:value="0.871287128712871" calcext:value-type="float">
            <text:p>0.871</text:p>
          </table:table-cell>
          <table:table-cell office:value-type="float" office:value="0.839622641509434" calcext:value-type="float">
            <text:p>0.840</text:p>
          </table:table-cell>
          <table:table-cell office:value-type="float" office:value="0.89" calcext:value-type="float">
            <text:p>0.890</text:p>
          </table:table-cell>
          <table:table-cell office:value-type="float" office:value="0.864077669902913" calcext:value-type="float">
            <text:p>0.864</text:p>
          </table:table-cell>
          <table:table-cell table:number-columns-repeated="3" office:value-type="float" office:value="0.85" calcext:value-type="float">
            <text:p>0.850</text:p>
          </table:table-cell>
          <table:table-cell office:value-type="float" office:value="0.914634146341463" calcext:value-type="float">
            <text:p>0.915</text:p>
          </table:table-cell>
          <table:table-cell office:value-type="float" office:value="0.75" calcext:value-type="float">
            <text:p>0.750</text:p>
          </table:table-cell>
          <table:table-cell office:value-type="float" office:value="0.824175824175824" calcext:value-type="float">
            <text:p>0.824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77" calcext:value-type="float">
            <text:p>0.770</text:p>
          </table:table-cell>
          <table:table-cell office:value-type="float" office:value="0.83695652173913" calcext:value-type="float">
            <text:p>0.837</text:p>
          </table:table-cell>
          <table:table-cell office:value-type="float" office:value="0.8875" calcext:value-type="float">
            <text:p>0.888</text:p>
          </table:table-cell>
          <table:table-cell office:value-type="float" office:value="0.71" calcext:value-type="float">
            <text:p>0.710</text:p>
          </table:table-cell>
          <table:table-cell office:value-type="float" office:value="0.788888888888889" calcext:value-type="float">
            <text:p>0.789</text:p>
          </table:table-cell>
          <table:table-cell office:value-type="float" office:value="0.795454545454545" calcext:value-type="float">
            <text:p>0.795</text:p>
          </table:table-cell>
          <table:table-cell office:value-type="float" office:value="0.7" calcext:value-type="float">
            <text:p>0.700</text:p>
          </table:table-cell>
          <table:table-cell office:value-type="float" office:value="0.74468085106383" calcext:value-type="float">
            <text:p>0.7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infoil</text:p>
          </table:table-cell>
          <table:table-cell office:value-type="float" office:value="0.572815533980582" calcext:value-type="float">
            <text:p>0.573</text:p>
          </table:table-cell>
          <table:table-cell office:value-type="float" office:value="0.648351648351648" calcext:value-type="float">
            <text:p>0.648</text:p>
          </table:table-cell>
          <table:table-cell office:value-type="float" office:value="0.608247422680412" calcext:value-type="float">
            <text:p>0.608</text:p>
          </table:table-cell>
          <table:table-cell office:value-type="float" office:value="0.617283950617284" calcext:value-type="float">
            <text:p>0.617</text:p>
          </table:table-cell>
          <table:table-cell office:value-type="float" office:value="0.549450549450549" calcext:value-type="float">
            <text:p>0.549</text:p>
          </table:table-cell>
          <table:table-cell office:value-type="float" office:value="0.581395348837209" calcext:value-type="float">
            <text:p>0.581</text:p>
          </table:table-cell>
          <table:table-cell office:value-type="float" office:value="0.676056338028169" calcext:value-type="float">
            <text:p>0.676</text:p>
          </table:table-cell>
          <table:table-cell office:value-type="float" office:value="0.527472527472527" calcext:value-type="float">
            <text:p>0.527</text:p>
          </table:table-cell>
          <table:table-cell office:value-type="float" office:value="0.592592592592593" calcext:value-type="float">
            <text:p>0.593</text:p>
          </table:table-cell>
          <table:table-cell office:value-type="float" office:value="0.712328767123288" calcext:value-type="float">
            <text:p>0.712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634146341463415" calcext:value-type="float">
            <text:p>0.634</text:p>
          </table:table-cell>
          <table:table-cell office:value-type="float" office:value="0.682539682539683" calcext:value-type="float">
            <text:p>0.683</text:p>
          </table:table-cell>
          <table:table-cell office:value-type="float" office:value="0.472527472527472" calcext:value-type="float">
            <text:p>0.473</text:p>
          </table:table-cell>
          <table:table-cell office:value-type="float" office:value="0.558441558441558" calcext:value-type="float">
            <text:p>0.558</text:p>
          </table:table-cell>
          <table:table-cell office:value-type="float" office:value="0.754716981132076" calcext:value-type="float">
            <text:p>0.755</text:p>
          </table:table-cell>
          <table:table-cell office:value-type="float" office:value="0.43956043956044" calcext:value-type="float">
            <text:p>0.440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548780487804878" calcext:value-type="float">
            <text:p>0.549</text:p>
          </table:table-cell>
          <table:table-cell office:value-type="float" office:value="0.494505494505494" calcext:value-type="float">
            <text:p>0.495</text:p>
          </table:table-cell>
          <table:table-cell office:value-type="float" office:value="0.520231213872832" calcext:value-type="float">
            <text:p>0.5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0.76530612244898" calcext:value-type="float">
            <text:p>0.765</text:p>
          </table:table-cell>
          <table:table-cell office:value-type="float" office:value="0.78125" calcext:value-type="float">
            <text:p>0.781</text:p>
          </table:table-cell>
          <table:table-cell office:value-type="float" office:value="0.77319587628866" calcext:value-type="float">
            <text:p>0.773</text:p>
          </table:table-cell>
          <table:table-cell office:value-type="float" office:value="0.715596330275229" calcext:value-type="float">
            <text:p>0.716</text:p>
          </table:table-cell>
          <table:table-cell office:value-type="float" office:value="0.8125" calcext:value-type="float">
            <text:p>0.813</text:p>
          </table:table-cell>
          <table:table-cell office:value-type="float" office:value="0.760975609756097" calcext:value-type="float">
            <text:p>0.761</text:p>
          </table:table-cell>
          <table:table-cell office:value-type="float" office:value="0.747368421052632" calcext:value-type="float">
            <text:p>0.747</text:p>
          </table:table-cell>
          <table:table-cell office:value-type="float" office:value="0.739583333333333" calcext:value-type="float">
            <text:p>0.740</text:p>
          </table:table-cell>
          <table:table-cell office:value-type="float" office:value="0.743455497382199" calcext:value-type="float">
            <text:p>0.743</text:p>
          </table:table-cell>
          <table:table-cell office:value-type="float" office:value="0.679611650485437" calcext:value-type="float">
            <text:p>0.680</text:p>
          </table:table-cell>
          <table:table-cell office:value-type="float" office:value="0.729166666666667" calcext:value-type="float">
            <text:p>0.729</text:p>
          </table:table-cell>
          <table:table-cell office:value-type="float" office:value="0.703517587939698" calcext:value-type="float">
            <text:p>0.704</text:p>
          </table:table-cell>
          <table:table-cell office:value-type="float" office:value="0.830769230769231" calcext:value-type="float">
            <text:p>0.831</text:p>
          </table:table-cell>
          <table:table-cell office:value-type="float" office:value="0.5625" calcext:value-type="float">
            <text:p>0.563</text:p>
          </table:table-cell>
          <table:table-cell office:value-type="float" office:value="0.670807453416149" calcext:value-type="float">
            <text:p>0.671</text:p>
          </table:table-cell>
          <table:table-cell office:value-type="float" office:value="0.851851851851852" calcext:value-type="float">
            <text:p>0.852</text:p>
          </table:table-cell>
          <table:table-cell office:value-type="float" office:value="0.479166666666667" calcext:value-type="float">
            <text:p>0.479</text:p>
          </table:table-cell>
          <table:table-cell office:value-type="float" office:value="0.613333333333333" calcext:value-type="float">
            <text:p>0.613</text:p>
          </table:table-cell>
          <table:table-cell office:value-type="float" office:value="0.735294117647059" calcext:value-type="float">
            <text:p>0.735</text:p>
          </table:table-cell>
          <table:table-cell office:value-type="float" office:value="0.520833333333333" calcext:value-type="float">
            <text:p>0.521</text:p>
          </table:table-cell>
          <table:table-cell office:value-type="float" office:value="0.609756097560976" calcext:value-type="float">
            <text:p>0.61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watermelon</text:p>
          </table:table-cell>
          <table:table-cell office:value-type="float" office:value="0.521739130434783" calcext:value-type="float">
            <text:p>0.522</text:p>
          </table:table-cell>
          <table:table-cell office:value-type="float" office:value="0.475247524752475" calcext:value-type="float">
            <text:p>0.475</text:p>
          </table:table-cell>
          <table:table-cell office:value-type="float" office:value="0.49740932642487" calcext:value-type="float">
            <text:p>0.497</text:p>
          </table:table-cell>
          <table:table-cell office:value-type="float" office:value="0.704918032786885" calcext:value-type="float">
            <text:p>0.705</text:p>
          </table:table-cell>
          <table:table-cell office:value-type="float" office:value="0.425742574257426" calcext:value-type="float">
            <text:p>0.426</text:p>
          </table:table-cell>
          <table:table-cell office:value-type="float" office:value="0.530864197530864" calcext:value-type="float">
            <text:p>0.531</text:p>
          </table:table-cell>
          <table:table-cell office:value-type="float" office:value="0.602739726027397" calcext:value-type="float">
            <text:p>0.603</text:p>
          </table:table-cell>
          <table:table-cell office:value-type="float" office:value="0.435643564356436" calcext:value-type="float">
            <text:p>0.436</text:p>
          </table:table-cell>
          <table:table-cell office:value-type="float" office:value="0.505747126436781" calcext:value-type="float">
            <text:p>0.506</text:p>
          </table:table-cell>
          <table:table-cell office:value-type="float" office:value="0.625" calcext:value-type="float">
            <text:p>0.625</text:p>
          </table:table-cell>
          <table:table-cell office:value-type="float" office:value="0.396039603960396" calcext:value-type="float">
            <text:p>0.396</text:p>
          </table:table-cell>
          <table:table-cell office:value-type="float" office:value="0.484848484848485" calcext:value-type="float">
            <text:p>0.485</text:p>
          </table:table-cell>
          <table:table-cell office:value-type="float" office:value="0.366459627329193" calcext:value-type="float">
            <text:p>0.366</text:p>
          </table:table-cell>
          <table:table-cell office:value-type="float" office:value="0.584158415841584" calcext:value-type="float">
            <text:p>0.584</text:p>
          </table:table-cell>
          <table:table-cell office:value-type="float" office:value="0.450381679389313" calcext:value-type="float">
            <text:p>0.450</text:p>
          </table:table-cell>
          <table:table-cell office:value-type="float" office:value="0.479166666666667" calcext:value-type="float">
            <text:p>0.479</text:p>
          </table:table-cell>
          <table:table-cell office:value-type="float" office:value="0.455445544554455" calcext:value-type="float">
            <text:p>0.455</text:p>
          </table:table-cell>
          <table:table-cell office:value-type="float" office:value="0.467005076142132" calcext:value-type="float">
            <text:p>0.467</text:p>
          </table:table-cell>
          <table:table-cell office:value-type="float" office:value="0.742857142857143" calcext:value-type="float">
            <text:p>0.743</text:p>
          </table:table-cell>
          <table:table-cell office:value-type="float" office:value="0.257425742574257" calcext:value-type="float">
            <text:p>0.257</text:p>
          </table:table-cell>
          <table:table-cell office:value-type="float" office:value="0.382352941176471" calcext:value-type="float">
            <text:p>0.3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wild calla</text:p>
          </table:table-cell>
          <table:table-cell office:value-type="float" office:value="0.779816513761468" calcext:value-type="float">
            <text:p>0.780</text:p>
          </table:table-cell>
          <table:table-cell office:value-type="float" office:value="0.858585858585859" calcext:value-type="float">
            <text:p>0.859</text:p>
          </table:table-cell>
          <table:table-cell office:value-type="float" office:value="0.817307692307692" calcext:value-type="float">
            <text:p>0.817</text:p>
          </table:table-cell>
          <table:table-cell office:value-type="float" office:value="0.732758620689655" calcext:value-type="float">
            <text:p>0.733</text:p>
          </table:table-cell>
          <table:table-cell office:value-type="float" office:value="0.858585858585859" calcext:value-type="float">
            <text:p>0.859</text:p>
          </table:table-cell>
          <table:table-cell office:value-type="float" office:value="0.790697674418605" calcext:value-type="float">
            <text:p>0.791</text:p>
          </table:table-cell>
          <table:table-cell office:value-type="float" office:value="0.720338983050847" calcext:value-type="float">
            <text:p>0.720</text:p>
          </table:table-cell>
          <table:table-cell office:value-type="float" office:value="0.858585858585859" calcext:value-type="float">
            <text:p>0.859</text:p>
          </table:table-cell>
          <table:table-cell office:value-type="float" office:value="0.783410138248848" calcext:value-type="float">
            <text:p>0.783</text:p>
          </table:table-cell>
          <table:table-cell office:value-type="float" office:value="0.772277227722772" calcext:value-type="float">
            <text:p>0.772</text:p>
          </table:table-cell>
          <table:table-cell office:value-type="float" office:value="0.787878787878788" calcext:value-type="float">
            <text:p>0.788</text:p>
          </table:table-cell>
          <table:table-cell office:value-type="float" office:value="0.78" calcext:value-type="float">
            <text:p>0.780</text:p>
          </table:table-cell>
          <table:table-cell office:value-type="float" office:value="0.752293577981651" calcext:value-type="float">
            <text:p>0.752</text:p>
          </table:table-cell>
          <table:table-cell office:value-type="float" office:value="0.828282828282828" calcext:value-type="float">
            <text:p>0.828</text:p>
          </table:table-cell>
          <table:table-cell office:value-type="float" office:value="0.788461538461538" calcext:value-type="float">
            <text:p>0.788</text:p>
          </table:table-cell>
          <table:table-cell office:value-type="float" office:value="0.853932584269663" calcext:value-type="float">
            <text:p>0.854</text:p>
          </table:table-cell>
          <table:table-cell office:value-type="float" office:value="0.767676767676768" calcext:value-type="float">
            <text:p>0.768</text:p>
          </table:table-cell>
          <table:table-cell office:value-type="float" office:value="0.808510638297872" calcext:value-type="float">
            <text:p>0.809</text:p>
          </table:table-cell>
          <table:table-cell office:value-type="float" office:value="0.736842105263158" calcext:value-type="float">
            <text:p>0.737</text:p>
          </table:table-cell>
          <table:table-cell office:value-type="float" office:value="0.707070707070707" calcext:value-type="float">
            <text:p>0.707</text:p>
          </table:table-cell>
          <table:table-cell office:value-type="float" office:value="0.721649484536082" calcext:value-type="float">
            <text:p>0.72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17"/>
          <table:table-cell table:style-name="ce22"/>
          <table:table-cell table:style-name="ce36" office:value-type="float" office:value="0.699468757905388" calcext:value-type="float">
            <text:p>0.699</text:p>
          </table:table-cell>
          <table:table-cell table:style-name="ce17"/>
          <table:table-cell table:style-name="ce22"/>
          <table:table-cell table:style-name="ce36" office:value-type="float" office:value="0.689855805717177" calcext:value-type="float">
            <text:p>0.690</text:p>
          </table:table-cell>
          <table:table-cell table:style-name="ce17"/>
          <table:table-cell table:style-name="ce22"/>
          <table:table-cell table:style-name="ce36" office:value-type="float" office:value="0.665064507968631" calcext:value-type="float">
            <text:p>0.665</text:p>
          </table:table-cell>
          <table:table-cell table:style-name="ce17"/>
          <table:table-cell table:style-name="ce22"/>
          <table:table-cell table:style-name="ce36" office:value-type="float" office:value="0.639008348090058" calcext:value-type="float">
            <text:p>0.639</text:p>
          </table:table-cell>
          <table:table-cell table:style-name="ce17"/>
          <table:table-cell table:style-name="ce22"/>
          <table:table-cell table:style-name="ce36" office:value-type="float" office:value="0.621300278269669" calcext:value-type="float">
            <text:p>0.621</text:p>
          </table:table-cell>
          <table:table-cell table:style-name="ce17"/>
          <table:table-cell table:style-name="ce22"/>
          <table:table-cell table:style-name="ce36" office:value-type="float" office:value="0.580065772830761" calcext:value-type="float">
            <text:p>0.580</text:p>
          </table:table-cell>
          <table:table-cell table:style-name="ce17"/>
          <table:table-cell table:style-name="ce22"/>
          <table:table-cell table:style-name="ce36" office:value-type="float" office:value="0.520870225145459" calcext:value-type="float">
            <text:p>0.521</text:p>
          </table:table-cell>
          <table:table-cell/>
        </table:table-row>
        <table:table-row table:style-name="ro1">
          <table:table-cell table:style-name="ce2" office:value-type="string" calcext:value-type="string">
            <text:p>macro avg</text:p>
          </table:table-cell>
          <table:table-cell office:value-type="float" office:value="0.696574139021772" calcext:value-type="float">
            <text:p>0.697</text:p>
          </table:table-cell>
          <table:table-cell office:value-type="float" office:value="0.699587313640392" calcext:value-type="float">
            <text:p>0.700</text:p>
          </table:table-cell>
          <table:table-cell office:value-type="float" office:value="0.696695427437895" calcext:value-type="float">
            <text:p>0.697</text:p>
          </table:table-cell>
          <table:table-cell office:value-type="float" office:value="0.689867843376184" calcext:value-type="float">
            <text:p>0.690</text:p>
          </table:table-cell>
          <table:table-cell office:value-type="float" office:value="0.689509323174978" calcext:value-type="float">
            <text:p>0.690</text:p>
          </table:table-cell>
          <table:table-cell office:value-type="float" office:value="0.685553798225938" calcext:value-type="float">
            <text:p>0.686</text:p>
          </table:table-cell>
          <table:table-cell office:value-type="float" office:value="0.680509429112373" calcext:value-type="float">
            <text:p>0.681</text:p>
          </table:table-cell>
          <table:table-cell office:value-type="float" office:value="0.665255494234728" calcext:value-type="float">
            <text:p>0.665</text:p>
          </table:table-cell>
          <table:table-cell office:value-type="float" office:value="0.663245868678182" calcext:value-type="float">
            <text:p>0.663</text:p>
          </table:table-cell>
          <table:table-cell office:value-type="float" office:value="0.682327325698296" calcext:value-type="float">
            <text:p>0.682</text:p>
          </table:table-cell>
          <table:table-cell office:value-type="float" office:value="0.638558441561316" calcext:value-type="float">
            <text:p>0.639</text:p>
          </table:table-cell>
          <table:table-cell office:value-type="float" office:value="0.647018330538135" calcext:value-type="float">
            <text:p>0.647</text:p>
          </table:table-cell>
          <table:table-cell office:value-type="float" office:value="0.653937696976191" calcext:value-type="float">
            <text:p>0.654</text:p>
          </table:table-cell>
          <table:table-cell office:value-type="float" office:value="0.620742198307563" calcext:value-type="float">
            <text:p>0.621</text:p>
          </table:table-cell>
          <table:table-cell office:value-type="float" office:value="0.622949705106398" calcext:value-type="float">
            <text:p>0.623</text:p>
          </table:table-cell>
          <table:table-cell office:value-type="float" office:value="0.662529584566412" calcext:value-type="float">
            <text:p>0.663</text:p>
          </table:table-cell>
          <table:table-cell office:value-type="float" office:value="0.580634815211079" calcext:value-type="float">
            <text:p>0.581</text:p>
          </table:table-cell>
          <table:table-cell office:value-type="float" office:value="0.575171006729385" calcext:value-type="float">
            <text:p>0.575</text:p>
          </table:table-cell>
          <table:table-cell office:value-type="float" office:value="0.647492296255409" calcext:value-type="float">
            <text:p>0.647</text:p>
          </table:table-cell>
          <table:table-cell office:value-type="float" office:value="0.52244766012033" calcext:value-type="float">
            <text:p>0.522</text:p>
          </table:table-cell>
          <table:table-cell office:value-type="float" office:value="0.52144946460152" calcext:value-type="float">
            <text:p>0.521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19" office:value-type="float" office:value="0.696536709082448" calcext:value-type="float">
            <text:p>0.697</text:p>
          </table:table-cell>
          <table:table-cell table:style-name="ce24" office:value-type="float" office:value="0.699468757905388" calcext:value-type="float">
            <text:p>0.699</text:p>
          </table:table-cell>
          <table:table-cell table:style-name="ce37" office:value-type="float" office:value="0.696614233160497" calcext:value-type="float">
            <text:p>0.697</text:p>
          </table:table-cell>
          <table:table-cell table:style-name="ce19" office:value-type="float" office:value="0.689467549967125" calcext:value-type="float">
            <text:p>0.689</text:p>
          </table:table-cell>
          <table:table-cell table:style-name="ce24" office:value-type="float" office:value="0.689855805717177" calcext:value-type="float">
            <text:p>0.690</text:p>
          </table:table-cell>
          <table:table-cell table:style-name="ce37" office:value-type="float" office:value="0.685475145820185" calcext:value-type="float">
            <text:p>0.685</text:p>
          </table:table-cell>
          <table:table-cell table:style-name="ce19" office:value-type="float" office:value="0.680444645213568" calcext:value-type="float">
            <text:p>0.680</text:p>
          </table:table-cell>
          <table:table-cell table:style-name="ce24" office:value-type="float" office:value="0.665064507968631" calcext:value-type="float">
            <text:p>0.665</text:p>
          </table:table-cell>
          <table:table-cell table:style-name="ce37" office:value-type="float" office:value="0.663105556619506" calcext:value-type="float">
            <text:p>0.663</text:p>
          </table:table-cell>
          <table:table-cell table:style-name="ce19" office:value-type="float" office:value="0.681595572893889" calcext:value-type="float">
            <text:p>0.682</text:p>
          </table:table-cell>
          <table:table-cell table:style-name="ce24" office:value-type="float" office:value="0.639008348090058" calcext:value-type="float">
            <text:p>0.639</text:p>
          </table:table-cell>
          <table:table-cell table:style-name="ce37" office:value-type="float" office:value="0.646977086017303" calcext:value-type="float">
            <text:p>0.647</text:p>
          </table:table-cell>
          <table:table-cell table:style-name="ce19" office:value-type="float" office:value="0.653064845254406" calcext:value-type="float">
            <text:p>0.653</text:p>
          </table:table-cell>
          <table:table-cell table:style-name="ce24" office:value-type="float" office:value="0.621300278269669" calcext:value-type="float">
            <text:p>0.621</text:p>
          </table:table-cell>
          <table:table-cell table:style-name="ce37" office:value-type="float" office:value="0.622871333700346" calcext:value-type="float">
            <text:p>0.623</text:p>
          </table:table-cell>
          <table:table-cell table:style-name="ce19" office:value-type="float" office:value="0.662532331329973" calcext:value-type="float">
            <text:p>0.663</text:p>
          </table:table-cell>
          <table:table-cell table:style-name="ce24" office:value-type="float" office:value="0.580065772830761" calcext:value-type="float">
            <text:p>0.580</text:p>
          </table:table-cell>
          <table:table-cell table:style-name="ce37" office:value-type="float" office:value="0.575094543449898" calcext:value-type="float">
            <text:p>0.575</text:p>
          </table:table-cell>
          <table:table-cell table:style-name="ce19" office:value-type="float" office:value="0.648683397623192" calcext:value-type="float">
            <text:p>0.649</text:p>
          </table:table-cell>
          <table:table-cell table:style-name="ce24" office:value-type="float" office:value="0.520870225145459" calcext:value-type="float">
            <text:p>0.521</text:p>
          </table:table-cell>
          <table:table-cell table:style-name="ce37" office:value-type="float" office:value="0.520976148433635" calcext:value-type="float">
            <text:p>0.521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/>
          <table:table-cell table:style-name="Default" table:number-columns-repeated="14"/>
          <table:table-cell table:style-name="Default" table:formula="of:=[.P56]-[.D56]" office:value-type="float" office:value="-0.078168479635719" calcext:value-type="float">
            <text:p>-0.078168479635719</text:p>
          </table:table-cell>
          <table:table-cell table:style-name="Default" table:number-columns-repeated="5"/>
          <table:table-cell table:style-name="Default" table:formula="of:=[.V56]-[.D56]" office:value-type="float" office:value="-0.178598532759929" calcext:value-type="float">
            <text:p>-0.178598532759929</text:p>
          </table:table-cell>
          <table:table-cell/>
        </table:table-row>
        <table:table-row table:style-name="ro1">
          <table:table-cell office:value-type="string" calcext:value-type="string">
            <text:p>Classes</text:p>
          </table:table-cell>
          <table:table-cell table:style-name="Default" table:number-columns-repeated="21"/>
          <table:table-cell/>
        </table:table-row>
        <table:table-row table:style-name="ro1">
          <table:table-cell office:value-type="string" calcext:value-type="string">
            <text:p>Layers</text:p>
          </table:table-cell>
          <table:table-cell table:style-name="Default" table:number-columns-repeated="2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7:55:15.888684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8T18:50:44.640055153</dc:date>
    <meta:editing-duration>PT1H29M6S</meta:editing-duration>
    <meta:editing-cycles>33</meta:editing-cycles>
    <meta:generator>LibreOffice/6.0.7.3$Linux_X86_64 LibreOffice_project/00m0$Build-3</meta:generator>
    <meta:document-statistic meta:table-count="1" meta:cell-count="1139" meta:object-count="0"/>
  </office:meta>
</office:document-meta>
</file>